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aaf5c4" style:font-size-asian="11pt" style:font-size-complex="11pt"/>
    </style:style>
    <style:style style:name="P29" style:family="paragraph" style:parent-style-name="Standard">
      <style:paragraph-properties fo:line-height="100%"/>
      <style:text-properties fo:font-size="11pt" officeooo:paragraph-rsid="00d19a74" style:font-size-asian="11pt" style:font-size-complex="11pt"/>
    </style:style>
    <style:style style:name="P30" style:family="paragraph" style:parent-style-name="Standard">
      <style:text-properties fo:font-size="11pt" officeooo:paragraph-rsid="00c7e683" style:font-size-asian="11pt" style:font-size-complex="11pt"/>
    </style:style>
    <style:style style:name="P31" style:family="paragraph" style:parent-style-name="Standard">
      <style:text-properties fo:font-size="11pt" officeooo:paragraph-rsid="00d2ae1a" style:font-size-asian="11pt" style:font-size-complex="11pt"/>
    </style:style>
    <style:style style:name="P32" style:family="paragraph" style:parent-style-name="Standard">
      <style:text-properties fo:font-size="11pt" officeooo:paragraph-rsid="00d9a80e" style:font-size-asian="11pt" style:font-size-complex="11pt"/>
    </style:style>
    <style:style style:name="P33" style:family="paragraph" style:parent-style-name="Standard">
      <style:text-properties fo:font-size="11pt" officeooo:paragraph-rsid="00ca69b9" style:font-size-asian="11pt" style:font-size-complex="11pt"/>
    </style:style>
    <style:style style:name="P34" style:family="paragraph" style:parent-style-name="Standard">
      <style:text-properties fo:font-size="11pt" officeooo:rsid="00ca69b9" officeooo:paragraph-rsid="00dbfb6a" style:font-size-asian="11pt" style:font-size-complex="11pt"/>
    </style:style>
    <style:style style:name="P35" style:family="paragraph" style:parent-style-name="Standard">
      <style:text-properties fo:font-size="11pt" officeooo:paragraph-rsid="00deaadf" style:font-size-asian="11pt" style:font-size-complex="11pt"/>
    </style:style>
    <style:style style:name="P36"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8" style:family="paragraph" style:parent-style-name="Standard">
      <style:text-properties officeooo:paragraph-rsid="005061da"/>
    </style:style>
    <style:style style:name="P39" style:family="paragraph" style:parent-style-name="Standard">
      <style:text-properties officeooo:paragraph-rsid="0053801e"/>
    </style:style>
    <style:style style:name="P40" style:family="paragraph" style:parent-style-name="Standard">
      <style:text-properties officeooo:paragraph-rsid="00559e09"/>
    </style:style>
    <style:style style:name="P41" style:family="paragraph" style:parent-style-name="Standard">
      <style:text-properties officeooo:paragraph-rsid="0080cc6b"/>
    </style:style>
    <style:style style:name="P42" style:family="paragraph" style:parent-style-name="Standard">
      <style:text-properties officeooo:paragraph-rsid="000fad59"/>
    </style:style>
    <style:style style:name="P43" style:family="paragraph" style:parent-style-name="Standard">
      <style:text-properties officeooo:paragraph-rsid="0016a57e"/>
    </style:style>
    <style:style style:name="P44" style:family="paragraph" style:parent-style-name="Standard">
      <style:text-properties officeooo:paragraph-rsid="000be2c7"/>
    </style:style>
    <style:style style:name="P45" style:family="paragraph" style:parent-style-name="Standard">
      <style:text-properties officeooo:paragraph-rsid="001c1f99"/>
    </style:style>
    <style:style style:name="P46" style:family="paragraph" style:parent-style-name="Standard">
      <style:text-properties officeooo:paragraph-rsid="00121add"/>
    </style:style>
    <style:style style:name="P47" style:family="paragraph" style:parent-style-name="Standard">
      <style:text-properties officeooo:paragraph-rsid="001e06c8"/>
    </style:style>
    <style:style style:name="P48" style:family="paragraph" style:parent-style-name="Standard">
      <style:text-properties officeooo:paragraph-rsid="001453e7"/>
    </style:style>
    <style:style style:name="P49" style:family="paragraph" style:parent-style-name="Standard">
      <style:text-properties officeooo:paragraph-rsid="009e7ccb"/>
    </style:style>
    <style:style style:name="P50" style:family="paragraph" style:parent-style-name="Standard">
      <style:text-properties officeooo:paragraph-rsid="00a4165b"/>
    </style:style>
    <style:style style:name="P51"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2" style:family="paragraph" style:parent-style-name="Standard">
      <style:text-properties officeooo:paragraph-rsid="00dbfb6a"/>
    </style:style>
    <style:style style:name="P53" style:family="paragraph" style:parent-style-name="Standard">
      <style:text-properties officeooo:paragraph-rsid="00deaadf"/>
    </style:style>
    <style:style style:name="P54" style:family="paragraph" style:parent-style-name="Standard">
      <style:text-properties officeooo:rsid="00e264ea" officeooo:paragraph-rsid="00e264ea"/>
    </style:style>
    <style:style style:name="P55" style:family="paragraph" style:parent-style-name="Standard">
      <style:text-properties officeooo:paragraph-rsid="00e264ea"/>
    </style:style>
    <style:style style:name="P56" style:family="paragraph" style:parent-style-name="Standard">
      <style:text-properties officeooo:paragraph-rsid="00e7fbb8"/>
    </style:style>
    <style:style style:name="P57"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60"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1"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2"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4"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6"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7" style:family="paragraph" style:parent-style-name="Table_20_Contents">
      <style:text-properties fo:font-size="11pt" style:font-size-asian="11pt" style:font-size-complex="11pt"/>
    </style:style>
    <style:style style:name="P68" style:family="paragraph" style:parent-style-name="Table_20_Contents">
      <style:text-properties fo:font-size="11pt" officeooo:rsid="0061e99d" officeooo:paragraph-rsid="0061e99d" style:font-size-asian="11pt" style:font-size-complex="11pt"/>
    </style:style>
    <style:style style:name="P69" style:family="paragraph" style:parent-style-name="Table_20_Contents">
      <style:text-properties fo:font-size="11pt" officeooo:rsid="0069ba62" officeooo:paragraph-rsid="0069ba62" style:font-size-asian="11pt" style:font-size-complex="11pt"/>
    </style:style>
    <style:style style:name="P70" style:family="paragraph" style:parent-style-name="Table_20_Contents">
      <style:text-properties fo:font-size="11pt" officeooo:rsid="0062a06e" officeooo:paragraph-rsid="0062a06e" style:font-size-asian="11pt" style:font-size-complex="11pt"/>
    </style:style>
    <style:style style:name="P71" style:family="paragraph" style:parent-style-name="Table_20_Contents">
      <style:text-properties fo:font-size="11pt" officeooo:rsid="006043b2" officeooo:paragraph-rsid="006043b2" style:font-size-asian="11pt" style:font-size-complex="11pt"/>
    </style:style>
    <style:style style:name="P72" style:family="paragraph" style:parent-style-name="Table_20_Contents">
      <style:text-properties fo:font-size="11pt" officeooo:paragraph-rsid="006043b2" style:font-size-asian="11pt" style:font-size-complex="11pt"/>
    </style:style>
    <style:style style:name="P73" style:family="paragraph" style:parent-style-name="Table_20_Contents">
      <style:paragraph-properties fo:text-align="center" style:justify-single-word="false"/>
      <style:text-properties fo:font-size="11pt" officeooo:paragraph-rsid="006cb120" style:font-size-asian="11pt" style:font-size-complex="11pt"/>
    </style:style>
    <style:style style:name="P74" style:family="paragraph" style:parent-style-name="Table_20_Contents">
      <style:text-properties fo:font-size="11pt" officeooo:rsid="00195cc9" officeooo:paragraph-rsid="00195cc9" style:font-size-asian="11pt" style:font-size-complex="11pt"/>
    </style:style>
    <style:style style:name="P75" style:family="paragraph" style:parent-style-name="Table_20_Contents">
      <style:text-properties fo:font-size="11pt" officeooo:rsid="0016a57e" officeooo:paragraph-rsid="0016a57e" style:font-size-asian="11pt" style:font-size-complex="11pt"/>
    </style:style>
    <style:style style:name="P76"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7"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8" style:family="paragraph" style:parent-style-name="Table_20_Contents">
      <style:text-properties fo:font-size="11pt" officeooo:rsid="003eef84" officeooo:paragraph-rsid="003eef84" style:font-size-asian="11pt" style:font-size-complex="11pt"/>
    </style:style>
    <style:style style:name="P79" style:family="paragraph" style:parent-style-name="Table_20_Contents">
      <style:text-properties fo:font-size="11pt" officeooo:rsid="0049d40e" officeooo:paragraph-rsid="0049d40e" style:font-size-asian="11pt" style:font-size-complex="11pt"/>
    </style:style>
    <style:style style:name="P80" style:family="paragraph" style:parent-style-name="Table_20_Contents">
      <style:text-properties fo:font-size="11pt" officeooo:rsid="0080cc6b" officeooo:paragraph-rsid="0080cc6b" style:font-size-asian="11pt" style:font-size-complex="11pt"/>
    </style:style>
    <style:style style:name="P81" style:family="paragraph" style:parent-style-name="Table_20_Contents">
      <style:text-properties fo:font-size="11pt" officeooo:rsid="00aaf5c4" officeooo:paragraph-rsid="00aaf5c4" style:font-size-asian="11pt" style:font-size-complex="11pt"/>
    </style:style>
    <style:style style:name="P82" style:family="paragraph" style:parent-style-name="Table_20_Contents">
      <style:text-properties fo:font-size="11pt" officeooo:rsid="00ad1cb2" officeooo:paragraph-rsid="00ad1cb2" style:font-size-asian="11pt" style:font-size-complex="11pt"/>
    </style:style>
    <style:style style:name="P83" style:family="paragraph" style:parent-style-name="Table_20_Contents">
      <style:text-properties fo:font-size="11pt" officeooo:rsid="00acd772" officeooo:paragraph-rsid="00acd772" style:font-size-asian="11pt" style:font-size-complex="11pt"/>
    </style:style>
    <style:style style:name="P84"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5" style:family="paragraph" style:parent-style-name="Table_20_Contents">
      <style:text-properties fo:font-size="11pt" officeooo:rsid="00d3e42f" officeooo:paragraph-rsid="00d3e42f" style:font-size-asian="11pt" style:font-size-complex="11pt"/>
    </style:style>
    <style:style style:name="P86" style:family="paragraph" style:parent-style-name="Table_20_Contents">
      <style:text-properties fo:font-size="11pt" officeooo:paragraph-rsid="006cb120" style:font-size-asian="11pt" style:font-size-complex="11pt"/>
    </style:style>
    <style:style style:name="P87"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8"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9"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1"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2"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6"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8"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9"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0"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2"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6"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officeooo:paragraph-rsid="006cb120"/>
    </style:style>
    <style:style style:name="P110" style:family="paragraph" style:parent-style-name="Table_20_Contents">
      <style:paragraph-properties fo:text-align="center" style:justify-single-word="false"/>
      <style:text-properties officeooo:paragraph-rsid="0083dce4"/>
    </style:style>
    <style:style style:name="P111"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text-properties fo:font-size="10pt" style:font-size-asian="10pt" style:font-size-complex="10pt"/>
    </style:style>
    <style:style style:name="P114" style:family="paragraph" style:parent-style-name="Table_20_Contents">
      <style:text-properties fo:font-size="10pt" officeooo:rsid="007687f3" officeooo:paragraph-rsid="007687f3" style:font-size-asian="10pt" style:font-size-complex="10pt"/>
    </style:style>
    <style:style style:name="P115" style:family="paragraph" style:parent-style-name="Table_20_Contents">
      <style:text-properties fo:font-size="10pt" officeooo:rsid="007f6227" officeooo:paragraph-rsid="007f6227" style:font-size-asian="10pt" style:font-size-complex="10pt"/>
    </style:style>
    <style:style style:name="P116" style:family="paragraph" style:parent-style-name="Table_20_Contents">
      <style:text-properties fo:font-size="10pt" officeooo:paragraph-rsid="007f6227" style:font-size-asian="10pt" style:font-size-complex="10pt"/>
    </style:style>
    <style:style style:name="P117" style:family="paragraph" style:parent-style-name="Table_20_Contents">
      <style:text-properties fo:font-size="10pt" officeooo:rsid="0079fbd5" officeooo:paragraph-rsid="0079fbd5" style:font-size-asian="10pt" style:font-size-complex="10pt"/>
    </style:style>
    <style:style style:name="P118" style:family="paragraph" style:parent-style-name="Table_20_Contents">
      <style:text-properties fo:font-size="10pt" officeooo:rsid="005b0e59" officeooo:paragraph-rsid="005b0e59" style:font-size-asian="10pt" style:font-size-complex="10pt"/>
    </style:style>
    <style:style style:name="P119"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0" style:family="paragraph" style:parent-style-name="Table_20_Contents">
      <style:text-properties fo:font-size="10pt" officeooo:rsid="005c122b" officeooo:paragraph-rsid="005c122b" style:font-size-asian="10pt" style:font-size-complex="10pt"/>
    </style:style>
    <style:style style:name="P121" style:family="paragraph" style:parent-style-name="Table_20_Contents">
      <style:text-properties fo:font-size="10pt" officeooo:rsid="004d21d6" officeooo:paragraph-rsid="004d21d6" style:font-size-asian="10pt" style:font-size-complex="10pt"/>
    </style:style>
    <style:style style:name="P122"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3" style:family="paragraph" style:parent-style-name="Table_20_Contents">
      <style:text-properties fo:font-size="10pt" officeooo:rsid="004e6171" officeooo:paragraph-rsid="004e6171" style:font-size-asian="10pt" style:font-size-complex="10pt"/>
    </style:style>
    <style:style style:name="P124" style:family="paragraph" style:parent-style-name="Table_20_Contents">
      <style:text-properties fo:font-size="10pt" officeooo:rsid="004d9ce7" officeooo:paragraph-rsid="004d9ce7" style:font-size-asian="10pt" style:font-size-complex="10pt"/>
    </style:style>
    <style:style style:name="P125" style:family="paragraph" style:parent-style-name="Table_20_Contents">
      <style:text-properties fo:font-size="10pt" officeooo:rsid="0065d483" officeooo:paragraph-rsid="0065d483" style:font-size-asian="10pt" style:font-size-complex="10pt"/>
    </style:style>
    <style:style style:name="P126" style:family="paragraph" style:parent-style-name="Table_20_Contents">
      <style:text-properties fo:font-size="10pt" officeooo:rsid="007b177d" officeooo:paragraph-rsid="007b177d" style:font-size-asian="10pt" style:font-size-complex="10pt"/>
    </style:style>
    <style:style style:name="P127" style:family="paragraph" style:parent-style-name="Table_20_Contents">
      <style:text-properties fo:font-size="10pt" officeooo:rsid="007d0f70" officeooo:paragraph-rsid="007d0f70" style:font-size-asian="10pt" style:font-size-complex="10pt"/>
    </style:style>
    <style:style style:name="P128" style:family="paragraph" style:parent-style-name="Table_20_Contents">
      <style:paragraph-properties fo:text-align="center" style:justify-single-word="false"/>
      <style:text-properties fo:font-size="10pt" style:font-size-asian="10pt" style:font-size-complex="10pt"/>
    </style:style>
    <style:style style:name="P129" style:family="paragraph" style:parent-style-name="Text_20_body" style:list-style-name="L1"/>
    <style:style style:name="P130" style:family="paragraph" style:parent-style-name="Text_20_body" style:list-style-name="L1">
      <style:paragraph-properties fo:line-height="100%"/>
      <style:text-properties officeooo:paragraph-rsid="00106bda"/>
    </style:style>
    <style:style style:name="P131" style:family="paragraph" style:parent-style-name="Text_20_body">
      <style:paragraph-properties fo:line-height="100%"/>
      <style:text-properties officeooo:paragraph-rsid="003eef84"/>
    </style:style>
    <style:style style:name="P132" style:family="paragraph" style:parent-style-name="Text_20_body">
      <style:paragraph-properties fo:line-height="100%"/>
      <style:text-properties officeooo:paragraph-rsid="003fdbd9"/>
    </style:style>
    <style:style style:name="P133" style:family="paragraph" style:parent-style-name="Text_20_body">
      <style:paragraph-properties fo:line-height="100%"/>
      <style:text-properties officeooo:paragraph-rsid="00106bda"/>
    </style:style>
    <style:style style:name="P134" style:family="paragraph" style:parent-style-name="Text_20_body">
      <style:paragraph-properties fo:line-height="100%"/>
      <style:text-properties officeooo:paragraph-rsid="00c6b981"/>
    </style:style>
    <style:style style:name="P135" style:family="paragraph" style:parent-style-name="Text_20_body">
      <style:paragraph-properties fo:line-height="100%"/>
      <style:text-properties officeooo:paragraph-rsid="00d03107"/>
    </style:style>
    <style:style style:name="P136" style:family="paragraph" style:parent-style-name="Text_20_body">
      <style:text-properties officeooo:paragraph-rsid="0049d40e"/>
    </style:style>
    <style:style style:name="P137"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style:text-underline-style="solid" style:text-underline-width="auto" style:text-underline-color="font-color" fo:font-weight="bold" officeooo:rsid="00deaadf" style:font-weight-asian="bold" style:font-weight-complex="bold"/>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99e4ec" style:font-style-asian="normal" style:font-weight-asian="bold" style:font-style-complex="normal" style:font-weight-complex="bold"/>
    </style:style>
    <style:style style:name="T47" style:family="text">
      <style:text-properties fo:font-style="italic"/>
    </style:style>
    <style:style style:name="T48" style:family="text">
      <style:text-properties fo:font-style="italic" officeooo:rsid="0034cb02" style:font-style-asian="italic" style:font-style-complex="italic"/>
    </style:style>
    <style:style style:name="T49" style:family="text">
      <style:text-properties fo:font-style="italic" officeooo:rsid="003392f1" style:font-style-asian="italic" style:font-style-complex="italic"/>
    </style:style>
    <style:style style:name="T50" style:family="text">
      <style:text-properties fo:font-style="italic" officeooo:rsid="00d09c4a" style:font-style-asian="italic" style:font-style-complex="italic"/>
    </style:style>
    <style:style style:name="T51" style:family="text">
      <style:text-properties officeooo:rsid="003392f1"/>
    </style:style>
    <style:style style:name="T52" style:family="text">
      <style:text-properties officeooo:rsid="0034cb02"/>
    </style:style>
    <style:style style:name="T53" style:family="text">
      <style:text-properties officeooo:rsid="0035be82"/>
    </style:style>
    <style:style style:name="T54" style:family="text">
      <style:text-properties officeooo:rsid="0036f02f"/>
    </style:style>
    <style:style style:name="T55" style:family="text">
      <style:text-properties officeooo:rsid="003ce75d"/>
    </style:style>
    <style:style style:name="T56" style:family="text">
      <style:text-properties officeooo:rsid="003e7bab"/>
    </style:style>
    <style:style style:name="T57" style:family="text">
      <style:text-properties officeooo:rsid="003fdbd9"/>
    </style:style>
    <style:style style:name="T58" style:family="text">
      <style:text-properties officeooo:rsid="0040b47e"/>
    </style:style>
    <style:style style:name="T59" style:family="text">
      <style:text-properties officeooo:rsid="0044d1ed"/>
    </style:style>
    <style:style style:name="T60" style:family="text">
      <style:text-properties fo:font-size="11pt" fo:font-weight="normal" officeooo:rsid="000acf22" style:font-size-asian="9.60000038146973pt" style:font-weight-asian="normal" style:font-size-complex="11pt" style:font-weight-complex="normal"/>
    </style:style>
    <style:style style:name="T61" style:family="text">
      <style:text-properties fo:font-size="11pt" fo:font-weight="normal" officeooo:rsid="00501b71" style:font-size-asian="9.60000038146973pt" style:font-weight-asian="normal" style:font-size-complex="11pt" style:font-weight-complex="normal"/>
    </style:style>
    <style:style style:name="T62" style:family="text">
      <style:text-properties fo:font-size="11pt" fo:font-weight="normal" officeooo:rsid="005061da" style:font-size-asian="9.60000038146973pt" style:font-weight-asian="normal" style:font-size-complex="11pt" style:font-weight-complex="normal"/>
    </style:style>
    <style:style style:name="T63" style:family="text">
      <style:text-properties fo:font-size="11pt" fo:font-weight="normal" officeooo:rsid="0051edb3" style:font-size-asian="9.60000038146973pt" style:font-weight-asian="normal" style:font-size-complex="11pt" style:font-weight-complex="normal"/>
    </style:style>
    <style:style style:name="T64" style:family="text">
      <style:text-properties fo:font-size="11pt" fo:font-weight="normal" officeooo:rsid="0053801e" style:font-size-asian="9.60000038146973pt" style:font-weight-asian="normal" style:font-size-complex="11pt" style:font-weight-complex="normal"/>
    </style:style>
    <style:style style:name="T65" style:family="text">
      <style:text-properties fo:font-size="11pt" fo:font-weight="normal" officeooo:rsid="0053e6fd" style:font-size-asian="9.60000038146973pt" style:font-weight-asian="normal" style:font-size-complex="11pt" style:font-weight-complex="normal"/>
    </style:style>
    <style:style style:name="T66" style:family="text">
      <style:text-properties fo:font-size="11pt" fo:font-weight="normal" officeooo:rsid="0054a9a8" style:font-size-asian="9.60000038146973pt" style:font-weight-asian="normal" style:font-size-complex="11pt" style:font-weight-complex="normal"/>
    </style:style>
    <style:style style:name="T67" style:family="text">
      <style:text-properties fo:font-size="11pt" fo:font-weight="normal" officeooo:rsid="00559e09" style:font-size-asian="9.60000038146973pt" style:font-weight-asian="normal" style:font-size-complex="11pt" style:font-weight-complex="normal"/>
    </style:style>
    <style:style style:name="T68" style:family="text">
      <style:text-properties fo:font-size="11pt" fo:font-weight="normal" officeooo:rsid="0057835b" style:font-size-asian="9.60000038146973pt" style:font-weight-asian="normal" style:font-size-complex="11pt" style:font-weight-complex="normal"/>
    </style:style>
    <style:style style:name="T69" style:family="text">
      <style:text-properties fo:font-size="11pt" fo:font-weight="normal" officeooo:rsid="00597c40" style:font-size-asian="9.60000038146973pt" style:font-weight-asian="normal" style:font-size-complex="11pt" style:font-weight-complex="normal"/>
    </style:style>
    <style:style style:name="T70" style:family="text">
      <style:text-properties fo:font-size="11pt" fo:font-weight="normal" officeooo:rsid="00d09c4a" style:font-size-asian="9.60000038146973pt" style:font-weight-asian="normal" style:font-size-complex="11pt" style:font-weight-complex="normal"/>
    </style:style>
    <style:style style:name="T71" style:family="text">
      <style:text-properties fo:font-size="11pt" fo:font-weight="normal" style:font-size-asian="11pt" style:font-weight-asian="normal" style:font-size-complex="11pt" style:font-weight-complex="normal"/>
    </style:style>
    <style:style style:name="T72" style:family="text">
      <style:text-properties fo:font-size="11pt" fo:font-weight="normal" officeooo:rsid="0036f02f" style:font-size-asian="11pt" style:font-weight-asian="normal" style:font-size-complex="11pt" style:font-weight-complex="normal"/>
    </style:style>
    <style:style style:name="T73" style:family="text">
      <style:text-properties fo:font-size="11pt" fo:font-weight="normal" officeooo:rsid="00dbfb6a" style:font-size-asian="11pt" style:font-weight-asian="normal" style:font-size-complex="11pt" style:font-weight-complex="normal"/>
    </style:style>
    <style:style style:name="T74" style:family="text">
      <style:text-properties fo:font-size="11pt" fo:font-weight="normal" officeooo:rsid="0035be82" style:font-size-asian="11pt" style:font-weight-asian="normal" style:font-size-complex="11pt" style:font-weight-complex="normal"/>
    </style:style>
    <style:style style:name="T75" style:family="text">
      <style:text-properties fo:font-size="11pt" fo:font-weight="normal" officeooo:rsid="003bc9ea" style:font-size-asian="11pt" style:font-weight-asian="normal" style:font-size-complex="11pt" style:font-weight-complex="normal"/>
    </style:style>
    <style:style style:name="T76" style:family="text">
      <style:text-properties fo:font-size="11pt" fo:font-weight="normal" officeooo:rsid="003ce75d" style:font-size-asian="11pt" style:font-weight-asian="normal" style:font-size-complex="11pt" style:font-weight-complex="normal"/>
    </style:style>
    <style:style style:name="T77" style:family="text">
      <style:text-properties fo:font-size="11pt" fo:font-weight="normal" officeooo:rsid="00ca69b9" style:font-size-asian="11pt" style:font-weight-asian="normal" style:font-size-complex="11pt" style:font-weight-complex="normal"/>
    </style:style>
    <style:style style:name="T78" style:family="text">
      <style:text-properties fo:font-size="11pt" fo:font-weight="normal" officeooo:rsid="00cb447f" style:font-size-asian="11pt" style:font-weight-asian="normal" style:font-size-complex="11pt" style:font-weight-complex="normal"/>
    </style:style>
    <style:style style:name="T79" style:family="text">
      <style:text-properties fo:font-size="11pt" fo:font-weight="normal" officeooo:rsid="00cc5935" style:font-size-asian="11pt" style:font-weight-asian="normal" style:font-size-complex="11pt" style:font-weight-complex="normal"/>
    </style:style>
    <style:style style:name="T80" style:family="text">
      <style:text-properties fo:font-size="11pt" fo:font-weight="normal" officeooo:rsid="00dd02b7" style:font-size-asian="11pt" style:font-weight-asian="normal" style:font-size-complex="11pt" style:font-weight-complex="normal"/>
    </style:style>
    <style:style style:name="T81" style:family="text">
      <style:text-properties fo:font-size="11pt" fo:font-weight="normal" officeooo:rsid="00deaadf" style:font-size-asian="11pt" style:font-weight-asian="normal" style:font-size-complex="11pt" style:font-weight-complex="normal"/>
    </style:style>
    <style:style style:name="T82" style:family="text">
      <style:text-properties fo:font-size="11pt" fo:font-weight="normal" officeooo:rsid="00e264ea" style:font-size-asian="11pt" style:font-weight-asian="normal" style:font-size-complex="11pt" style:font-weight-complex="normal"/>
    </style:style>
    <style:style style:name="T83" style:family="text">
      <style:text-properties fo:font-size="11pt" fo:font-weight="normal" officeooo:rsid="00e3007a" style:font-size-asian="11pt" style:font-weight-asian="normal" style:font-size-complex="11pt" style:font-weight-complex="normal"/>
    </style:style>
    <style:style style:name="T84" style:family="text">
      <style:text-properties fo:font-size="11pt" fo:font-weight="normal" officeooo:rsid="00e36994" style:font-size-asian="11pt" style:font-weight-asian="normal" style:font-size-complex="11pt" style:font-weight-complex="normal"/>
    </style:style>
    <style:style style:name="T85" style:family="text">
      <style:text-properties fo:font-size="11pt" fo:font-weight="normal" officeooo:rsid="00e5dab4" style:font-size-asian="11pt" style:font-weight-asian="normal" style:font-size-complex="11pt" style:font-weight-complex="normal"/>
    </style:style>
    <style:style style:name="T86" style:family="text">
      <style:text-properties fo:font-size="11pt" fo:font-weight="bold" officeooo:rsid="006cb120" style:font-size-asian="11pt" style:font-weight-asian="bold" style:font-size-complex="11pt" style:font-weight-complex="bold"/>
    </style:style>
    <style:style style:name="T87" style:family="text">
      <style:text-properties fo:font-size="11pt" fo:font-weight="bold" officeooo:rsid="0083dce4" style:font-size-asian="11pt" style:font-weight-asian="bold" style:font-size-complex="11pt" style:font-weight-complex="bold"/>
    </style:style>
    <style:style style:name="T88" style:family="text">
      <style:text-properties fo:font-size="11pt" fo:font-weight="bold" officeooo:rsid="00712c67" style:font-size-asian="11pt" style:font-weight-asian="bold" style:font-size-complex="11pt" style:font-weight-complex="bold"/>
    </style:style>
    <style:style style:name="T89" style:family="text">
      <style:text-properties fo:font-size="11pt" fo:font-weight="bold" officeooo:rsid="00856ee1" style:font-size-asian="11pt" style:font-weight-asian="bold" style:font-size-complex="11pt" style:font-weight-complex="bold"/>
    </style:style>
    <style:style style:name="T90" style:family="text">
      <style:text-properties fo:font-size="11pt" fo:font-weight="bold" officeooo:rsid="00258f5e" style:font-size-asian="11pt" style:font-weight-asian="bold" style:font-size-complex="11pt" style:font-weight-complex="bold"/>
    </style:style>
    <style:style style:name="T91" style:family="text">
      <style:text-properties fo:font-size="11pt" fo:font-weight="bold" officeooo:rsid="002c0b10" style:font-size-asian="11pt" style:font-weight-asian="bold" style:font-size-complex="11pt" style:font-weight-complex="bold"/>
    </style:style>
    <style:style style:name="T92" style:family="text">
      <style:text-properties fo:font-size="11pt" fo:font-weight="bold" officeooo:rsid="00c14ed7" style:font-size-asian="11pt" style:font-weight-asian="bold" style:font-size-complex="11pt" style:font-weight-complex="bold"/>
    </style:style>
    <style:style style:name="T93" style:family="text">
      <style:text-properties fo:font-size="11pt" style:font-size-asian="11pt" style:font-size-complex="11pt"/>
    </style:style>
    <style:style style:name="T94" style:family="text">
      <style:text-properties fo:font-size="11pt" officeooo:rsid="0045c627" style:font-size-asian="11pt" style:font-size-complex="11pt"/>
    </style:style>
    <style:style style:name="T95" style:family="text">
      <style:text-properties fo:font-size="11pt" officeooo:rsid="0063c5ea" style:font-size-asian="11pt" style:font-size-complex="11pt"/>
    </style:style>
    <style:style style:name="T96" style:family="text">
      <style:text-properties fo:font-size="11pt" officeooo:rsid="00385c65" style:font-size-asian="11pt" style:font-size-complex="11pt"/>
    </style:style>
    <style:style style:name="T97" style:family="text">
      <style:text-properties fo:font-size="11pt" officeooo:rsid="00476f72" style:font-size-asian="11pt" style:font-size-complex="11pt"/>
    </style:style>
    <style:style style:name="T98" style:family="text">
      <style:text-properties fo:font-size="11pt" officeooo:rsid="0035be82" style:font-size-asian="11pt" style:font-size-complex="11pt"/>
    </style:style>
    <style:style style:name="T99" style:family="text">
      <style:text-properties fo:font-size="11pt" officeooo:rsid="0036f02f" style:font-size-asian="11pt" style:font-size-complex="11pt"/>
    </style:style>
    <style:style style:name="T100" style:family="text">
      <style:text-properties fo:font-size="11pt" officeooo:rsid="003bc9ea" style:font-size-asian="11pt" style:font-size-complex="11pt"/>
    </style:style>
    <style:style style:name="T101" style:family="text">
      <style:text-properties fo:font-size="11pt" officeooo:rsid="003ce75d" style:font-size-asian="11pt" style:font-size-complex="11pt"/>
    </style:style>
    <style:style style:name="T102" style:family="text">
      <style:text-properties fo:font-size="11pt" officeooo:rsid="003fdbd9" style:font-size-asian="11pt" style:font-size-complex="11pt"/>
    </style:style>
    <style:style style:name="T103" style:family="text">
      <style:text-properties fo:font-size="11pt" officeooo:rsid="002c0b10" style:font-size-asian="11pt" style:font-size-complex="11pt"/>
    </style:style>
    <style:style style:name="T104" style:family="text">
      <style:text-properties fo:font-size="11pt" officeooo:rsid="00a97ea8" style:font-size-asian="11pt" style:font-size-complex="11pt"/>
    </style:style>
    <style:style style:name="T105" style:family="text">
      <style:text-properties fo:font-size="11pt" officeooo:rsid="00c288a1" style:font-size-asian="11pt" style:font-size-complex="11pt"/>
    </style:style>
    <style:style style:name="T106" style:family="text">
      <style:text-properties fo:font-size="11pt" officeooo:rsid="00c3d7be" style:font-size-asian="11pt" style:font-size-complex="11pt"/>
    </style:style>
    <style:style style:name="T107" style:family="text">
      <style:text-properties fo:font-size="11pt" officeooo:rsid="00c599de" style:font-size-asian="11pt" style:font-size-complex="11pt"/>
    </style:style>
    <style:style style:name="T108" style:family="text">
      <style:text-properties fo:font-size="11pt" style:text-underline-style="solid" style:text-underline-width="auto" style:text-underline-color="font-color" fo:font-weight="bold" officeooo:rsid="00deaadf" style:font-size-asian="11pt" style:font-weight-asian="bold" style:font-size-complex="11pt" style:font-weight-complex="bold"/>
    </style:style>
    <style:style style:name="T109" style:family="text">
      <style:text-properties officeooo:rsid="006043b2"/>
    </style:style>
    <style:style style:name="T110" style:family="text">
      <style:text-properties officeooo:rsid="0063c5ea"/>
    </style:style>
    <style:style style:name="T111" style:family="text">
      <style:text-properties officeooo:rsid="0065d483"/>
    </style:style>
    <style:style style:name="T112" style:family="text">
      <style:text-properties officeooo:rsid="006822eb"/>
    </style:style>
    <style:style style:name="T113" style:family="text">
      <style:text-properties officeooo:rsid="006da57e"/>
    </style:style>
    <style:style style:name="T114" style:family="text">
      <style:text-properties officeooo:rsid="00712c67"/>
    </style:style>
    <style:style style:name="T115" style:family="text">
      <style:text-properties officeooo:rsid="007f6227"/>
    </style:style>
    <style:style style:name="T116" style:family="text">
      <style:text-properties officeooo:rsid="0080cc6b"/>
    </style:style>
    <style:style style:name="T117" style:family="text">
      <style:text-properties officeooo:rsid="00a35213"/>
    </style:style>
    <style:style style:name="T118" style:family="text">
      <style:text-properties officeooo:rsid="00b42d3c"/>
    </style:style>
    <style:style style:name="T119" style:family="text">
      <style:text-properties officeooo:rsid="00b512d0"/>
    </style:style>
    <style:style style:name="T120" style:family="text">
      <style:text-properties officeooo:rsid="00b5ecf9"/>
    </style:style>
    <style:style style:name="T121" style:family="text">
      <style:text-properties officeooo:rsid="00b78ffc"/>
    </style:style>
    <style:style style:name="T122" style:family="text">
      <style:text-properties officeooo:rsid="00b7ca02"/>
    </style:style>
    <style:style style:name="T123" style:family="text">
      <style:text-properties officeooo:rsid="00bc93c4"/>
    </style:style>
    <style:style style:name="T124" style:family="text">
      <style:text-properties officeooo:rsid="00ca69b9"/>
    </style:style>
    <style:style style:name="T125" style:family="text">
      <style:text-properties officeooo:rsid="00d09c4a"/>
    </style:style>
    <style:style style:name="T126" style:family="text">
      <style:text-properties officeooo:rsid="00d19a74"/>
    </style:style>
    <style:style style:name="T127" style:family="text">
      <style:text-properties officeooo:rsid="00dfee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8"><text:span text:style-name="T20">Report</text:span><text:span text:style-name="T1"><text:line-break/><text:line-break/></text:span><text:span text:style-name="T21">Introduction</text:span><text:span text:style-name="T60"><text:line-break/></text:span><text:span text:style-name="T21"><text:line-break/></text:span><text:span text:style-name="T61">Autism spectrum disorder (ASD) is a </text:span><text:span text:style-name="T62">broad term used to describe a group of neurodevelopmental conditions</text:span><text:span text:style-name="T61">: autistic disorder, pervasive developmental disorder not otherwise specified (PDD-NOS), and Asperger syndrome.</text:span><text:span text:style-name="T63">[1]</text:span><text:span text:style-name="T61"> </text:span><text:span text:style-name="T62">These conditions are all characterized by development</text:span><text:span text:style-name="T70">al</text:span><text:span text:style-name="T62"> issues such as differences in communication and social interaction, </text:span><text:span text:style-name="T63">as well as, restricted and repetitive interests or patterns of behaviour.</text:span><text:span text:style-name="T64">[2]</text:span></text:p>
      <text:p text:style-name="P38"><text:span text:style-name="T62"/></text:p>
      <text:p text:style-name="P39"><text:span text:style-name="T63">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4">[3]</text:span></text:p>
      <text:p text:style-name="P39"><text:span text:style-name="T64"/></text:p>
      <text:p text:style-name="P40"><text:span text:style-name="T67">Autism was first described by Kanner in 1943 who reported children with similar unusual tendencies such as improper facilitation of language, indifference to other people, and obsessive interests. </text:span><text:span text:style-name="T65">Following th</text:span><text:span text:style-name="T67">is</text:span><text:span text:style-name="T65">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7">This finding was later supported by Bailey in 1995.[4]</text:span></text:p>
      <text:p text:style-name="P40"><text:span text:style-name="T67"/></text:p>
      <text:p text:style-name="P40"><text:span text:style-name="T67">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5">[4</text:span><text:span text:style-name="T66">]</text:span><text:span text:style-name="T65"><text:line-break/><text:line-break/></text:span><text:span text:style-name="T67">Autism is currently estimated </text:span><text:span text:style-name="T68">to be around 40-80% genetic with environmental factors </text:span><text:span text:style-name="T69">(likely acting through epigenetic regulation as the major mechanism)</text:span><text:span text:style-name="T68"> presumed to compromise the remainder of the risk.[4]</text:span><text:span text:style-name="T64"><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3"><text:span text:style-name="T19">Data &amp; Resources Used</text:span></text:p>
          </table:table-cell>
          <table:covered-table-cell/>
          <table:covered-table-cell/>
        </table:table-row>
        <table:table-row table:style-name="Table8.2">
          <table:table-cell table:style-name="Table8.A2" office:value-type="string">
            <text:p text:style-name="P89">Data</text:p>
          </table:table-cell>
          <table:table-cell table:style-name="Table8.A2" office:value-type="string">
            <text:p text:style-name="P87">Release date</text:p>
          </table:table-cell>
          <table:table-cell table:style-name="Table8.C2" office:value-type="string">
            <text:p text:style-name="P87">Download date</text:p>
          </table:table-cell>
        </table:table-row>
        <table:table-row table:style-name="Table8.8">
          <table:table-cell table:style-name="Table8.A7" office:value-type="string">
            <text:p text:style-name="P71">SFARI gene list</text:p>
          </table:table-cell>
          <table:table-cell table:style-name="Table8.B3" office:value-type="string">
            <text:p text:style-name="P72"><text:span text:style-name="T109">02-09-2021</text:span></text:p>
          </table:table-cell>
          <table:table-cell table:style-name="Table8.C3" office:value-type="string">
            <text:p text:style-name="P71">02-11-2021</text:p>
          </table:table-cell>
        </table:table-row>
        <table:table-row table:style-name="Table8.8">
          <table:table-cell table:style-name="Table8.A6" office:value-type="string">
            <text:p text:style-name="P68">gene2go</text:p>
          </table:table-cell>
          <table:table-cell table:style-name="Table8.B4" office:value-type="string">
            <text:p text:style-name="P70"><text:span text:style-name="T112">23:13, </text:span>30-11-2021</text:p>
          </table:table-cell>
          <table:table-cell table:style-name="Table8.C4" office:value-type="string">
            <text:p text:style-name="P70">01-12-2021</text:p>
          </table:table-cell>
        </table:table-row>
        <table:table-row table:style-name="Table8.5">
          <table:table-cell table:style-name="Table8.A2" office:value-type="string">
            <text:p text:style-name="P86"><text:span text:style-name="T19">Online Resource</text:span></text:p>
          </table:table-cell>
          <table:table-cell table:style-name="Table8.C2" table:number-columns-spanned="2" office:value-type="string">
            <text:p text:style-name="P88">Access date</text:p>
          </table:table-cell>
          <table:covered-table-cell/>
        </table:table-row>
        <table:table-row table:style-name="Table8.8">
          <table:table-cell table:style-name="Table8.A6" office:value-type="string">
            <text:p text:style-name="P69">PubMed</text:p>
          </table:table-cell>
          <table:table-cell table:style-name="Table8.B6" table:number-columns-spanned="2" office:value-type="string">
            <text:p text:style-name="P69"><text:span text:style-name="T123">0</text:span><text:span text:style-name="T127">2</text:span>-1<text:span text:style-name="T123">2</text:span>-2021</text:p>
          </table:table-cell>
          <table:covered-table-cell/>
        </table:table-row>
        <table:table-row table:style-name="Table8.8">
          <table:table-cell table:style-name="Table8.A7" office:value-type="string">
            <text:p text:style-name="P68">PantherDB</text:p>
          </table:table-cell>
          <table:table-cell table:style-name="Table8.B7" table:number-columns-spanned="2" office:value-type="string">
            <text:p text:style-name="P68">29-11-2021</text:p>
          </table:table-cell>
          <table:covered-table-cell/>
        </table:table-row>
        <table:table-row table:style-name="Table8.8">
          <table:table-cell table:style-name="Table8.A8" office:value-type="string">
            <text:p text:style-name="P68">StringDB</text:p>
          </table:table-cell>
          <table:table-cell table:style-name="Table8.B8" table:number-columns-spanned="2" office:value-type="string">
            <text:p text:style-name="P68">30-11-2021</text:p>
          </table:table-cell>
          <table:covered-table-cell/>
        </table:table-row>
      </table:table>
      <text:p text:style-name="P30"><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31"><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1"><text:span text:style-name="T26"/></text:p>
      <text:p text:style-name="P51"><text:span text:style-name="T125">(</text:span><text:span text:style-name="T50">&lt;gene-symbol&gt;</text:span><text:span text:style-name="T125">[TW] OR </text:span><text:span text:style-name="T50">&lt;gene-ensembl-id&gt;</text:span><text:span text:style-name="T125">[TW] OR </text:span><text:span text:style-name="T50">&lt;gene-name&gt;</text:span><text:span text:style-name="T125">[TW]) <text:line-break/>AND <text:line-break/>(autism[MH] OR autistic[MH] OR ASD[TW] OR "autism spectrum disorder"[TW] OR "pervasive developmental disorder"[TW] OR PDD-NOS[TW] OR PDD[TW] OR asperger[MH])</text:span></text:p>
      <text:p text:style-name="P31"><text:span text:style-name="T26"/></text:p>
      <text:p text:style-name="P32"><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3"><text:span text:style-name="T29"/></text:p>
      <text:p text:style-name="P14"><text:span text:style-name="T124">P</text:span>art 2</text:p>
      <text:p text:style-name="P35"><text:span text:style-name="T36">For task 1, </text:span><text:span text:style-name="T53">I </text:span><text:span text:style-name="T126">mapped all the SFARI genes to their respective NCBI UIDs</text:span><text:span text:style-name="T51"> by iterating through each of the gene-symbols in the SFARI gene list, using Entrez.esearch to query the NCBI gene database, </text:span><text:span text:style-name="T54">and using Entrez.read to read the results of the query</text:span><text:span text:style-name="T51">. </text:span><text:span text:style-name="T52">To be able to perform this query properly </text:span><text:span text:style-name="T51">I made use of NCBI’s </text:span><text:span text:style-name="T52">advanced search </text:span><text:span text:style-name="T54">syntax </text:span><text:span text:style-name="T52">which allowed me to filter my search by directly setting the gene symbol and the organism:</text:span></text:p>
      <text:p text:style-name="P29"/>
      <text:p text:style-name="P27"><text:span text:style-name="T52">(</text:span><text:span text:style-name="T49">&lt;</text:span><text:span text:style-name="T48">gene-</text:span><text:span text:style-name="T49">symbol&gt;</text:span><text:span text:style-name="T51">[sym]</text:span><text:span text:style-name="T52">) AND</text:span><text:span text:style-name="T51"> homo sapiens[Organism]</text:span></text:p>
      <text:p text:style-name="P34"><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4"><text:span text:style-name="T35"/></text:p>
      <text:p text:style-name="P52"><text:span text:style-name="T73">For task 2, </text:span><text:span text:style-name="T72">I </text:span><text:span text:style-name="T74">filter</text:span><text:span text:style-name="T72">ed</text:span><text:span text:style-name="T74"> the gene2go file </text:span><text:span text:style-name="T72">by taxonomic ID (where tax_id=9606) to ensure that we were only looking through human genes. Once this was done I iterated through every symbol in the SFARI gene list, retrieved it’s NCBI UID using the </text:span><text:span text:style-name="T73">gene-mappings</text:span><text:span text:style-name="T72"> I </text:span><text:span text:style-name="T73">found</text:span><text:span text:style-name="T75"> in task 1</text:span><text:span text:style-name="T74">, and retriev</text:span><text:span text:style-name="T76">ed</text:span><text:span text:style-name="T74"> the Gene Ontology terms for </text:span><text:span text:style-name="T76">the given gene-symbol.</text:span></text:p>
      <text:p text:style-name="P52"><text:span text:style-name="T76"/></text:p>
      <text:p text:style-name="P54"><text:span text:style-name="T76">F</text:span><text:span text:style-name="T71">or task 3, I</text:span><text:span text:style-name="T73"> created text files with all the SFARI gene-symbols for each possible gene-score </text:span><text:span text:style-name="T71">by filtering the SFARI genes Dataframe.</text:span></text:p>
      <text:p text:style-name="P55"><text:span text:style-name="T73"><text:line-break/></text:span><text:span text:style-name="T82">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2"><text:span text:style-name="T76"/></text:p>
      <text:p text:style-name="P53"><text:span text:style-name="T73">For task 5, I </text:span><text:span text:style-name="T83">used the gene-score files from task 3 and </text:span><text:span text:style-name="T73">input these into PantherDB’s gene list analyser </text:span><text:span text:style-name="T83">one by one </text:span><text:span text:style-name="T73">and retrieved the relevant biological process ontology data for all of these gene-</text:span><text:span text:style-name="T83">score</text:span><text:span text:style-name="T73">s. </text:span><text:span text:style-name="T80">I plotted the data for all the gene-</text:span><text:span text:style-name="T84">score</text:span><text:span text:style-name="T80">s on the same horizontal bar plot, and normalized their widths so the results for varying gene-scores were more compareable.<text:line-break/><text:line-break/></text:span><text:soft-page-break/><text:span text:style-name="T81">For the extension task, I put each of the gene lists found in task 5 into the Reactome pathway analysis tool </text:span><text:span text:style-name="T85">(using homo sapiens as the organism)</text:span><text:span text:style-name="T81">, and downloaded the analysis report for each of these gene-scores. This allowed me to get a visualisation of genome-scale pathway analysis results and find the most significant pathways for each gene-score.</text:span><text:span text:style-name="T77"><text:line-break/></text:span></text:p>
      <text:p text:style-name="P56"><text:span text:style-name="T42">Part 3</text:span><text:span text:style-name="T77"><text:line-break/></text:span><text:span text:style-name="T85">For task 1</text:span><text:span text:style-name="T78">, I </text:span><text:span text:style-name="T85">input</text:span><text:span text:style-name="T82"> the text file of </text:span><text:span text:style-name="T79">gene-score 1 SFARI gene-symbols </text:span><text:span text:style-name="T85">c</text:span><text:span text:style-name="T82">reated in task 3</text:span><text:span text:style-name="T79"> into StringDB’s multiple protein search </text:span><text:span text:style-name="T85">(using homo sapiens as the organism)</text:span><text:span text:style-name="T79">.<text:line-break/><text:line-break/></text:span><text:span text:style-name="T85">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6"><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3"><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0">Top 5 reported SFARI genes with gene-score 1</text:p>
          </table:table-cell>
          <table:covered-table-cell/>
          <table:covered-table-cell/>
        </table:table-row>
        <table:table-row table:style-name="Table1.1">
          <table:table-cell table:style-name="Table1.A2" office:value-type="string">
            <text:p text:style-name="P92">Rank</text:p>
          </table:table-cell>
          <table:table-cell table:style-name="Table1.A2" office:value-type="string">
            <text:p text:style-name="P92">Gene <text:span text:style-name="T120">s</text:span>ymbol</text:p>
          </table:table-cell>
          <table:table-cell table:style-name="Table1.C2" office:value-type="string">
            <text:p text:style-name="P92">Number of reports</text:p>
          </table:table-cell>
        </table:table-row>
        <table:table-row table:style-name="Table1.1">
          <table:table-cell table:style-name="Table1.A6" office:value-type="string">
            <text:p text:style-name="P75">1</text:p>
          </table:table-cell>
          <table:table-cell table:style-name="Table1.B6" office:value-type="string">
            <text:p text:style-name="P75">NRXN1</text:p>
          </table:table-cell>
          <table:table-cell table:style-name="Table1.C6" office:value-type="string">
            <text:p text:style-name="P75">94</text:p>
          </table:table-cell>
        </table:table-row>
        <text:soft-page-break/>
        <table:table-row table:style-name="Table1.1">
          <table:table-cell table:style-name="Table1.A6" office:value-type="string">
            <text:p text:style-name="P75">2</text:p>
          </table:table-cell>
          <table:table-cell table:style-name="Table1.B6" office:value-type="string">
            <text:p text:style-name="P75">SHANK3</text:p>
          </table:table-cell>
          <table:table-cell table:style-name="Table1.C6" office:value-type="string">
            <text:p text:style-name="P75">92</text:p>
          </table:table-cell>
        </table:table-row>
        <table:table-row table:style-name="Table1.1">
          <table:table-cell table:style-name="Table1.A6" office:value-type="string">
            <text:p text:style-name="P75">3</text:p>
          </table:table-cell>
          <table:table-cell table:style-name="Table1.B6" office:value-type="string">
            <text:p text:style-name="P75">MECP2</text:p>
          </table:table-cell>
          <table:table-cell table:style-name="Table1.C6" office:value-type="string">
            <text:p text:style-name="P75">90</text:p>
          </table:table-cell>
        </table:table-row>
        <table:table-row table:style-name="Table1.1">
          <table:table-cell table:style-name="Table1.A6" office:value-type="string">
            <text:p text:style-name="P75">4</text:p>
          </table:table-cell>
          <table:table-cell table:style-name="Table1.B6" office:value-type="string">
            <text:p text:style-name="P75">SCN2A</text:p>
          </table:table-cell>
          <table:table-cell table:style-name="Table1.C6" office:value-type="string">
            <text:p text:style-name="P75">75</text:p>
          </table:table-cell>
        </table:table-row>
        <table:table-row table:style-name="Table1.1">
          <table:table-cell table:style-name="Table1.A7" office:value-type="string">
            <text:p text:style-name="P75">5</text:p>
          </table:table-cell>
          <table:table-cell table:style-name="Table1.B7" office:value-type="string">
            <text:p text:style-name="P75">SCN1A</text:p>
          </table:table-cell>
          <table:table-cell table:style-name="Table1.C7" office:value-type="string">
            <text:p text:style-name="P75">68</text:p>
          </table:table-cell>
        </table:table-row>
      </table:table>
      <text:list xml:id="list131845846365642"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9"><text:span text:style-name="T86"># </text:span><text:span text:style-name="T89">ASD</text:span><text:span text:style-name="T88">-related </text:span><text:span text:style-name="T86">PubMed articles for the top 5 reported SFARI genes with gene-score 1</text:span></text:p>
          </table:table-cell>
          <table:covered-table-cell/>
        </table:table-row>
        <table:table-row table:style-name="Table2.2">
          <table:table-cell table:style-name="Table2.A2" office:value-type="string">
            <text:p text:style-name="P91">Gene <text:span text:style-name="T119">s</text:span><text:span text:style-name="T113">ymbol</text:span></text:p>
          </table:table-cell>
          <table:table-cell table:style-name="Table2.B2" office:value-type="string">
            <text:p text:style-name="P91"># articles <text:span text:style-name="T118">published</text:span></text:p>
          </table:table-cell>
        </table:table-row>
        <table:table-row table:style-name="Table2.3">
          <table:table-cell table:style-name="Table2.A6" office:value-type="string">
            <text:p text:style-name="P74">NRXN1</text:p>
          </table:table-cell>
          <table:table-cell table:style-name="Table2.B6" office:value-type="string">
            <text:p text:style-name="P85">119</text:p>
          </table:table-cell>
        </table:table-row>
        <table:table-row table:style-name="Table2.4">
          <table:table-cell table:style-name="Table2.A6" office:value-type="string">
            <text:p text:style-name="P74">SHANK3</text:p>
          </table:table-cell>
          <table:table-cell table:style-name="Table2.B6" office:value-type="string">
            <text:p text:style-name="P85">331</text:p>
          </table:table-cell>
        </table:table-row>
        <table:table-row table:style-name="Table2.5">
          <table:table-cell table:style-name="Table2.A6" office:value-type="string">
            <text:p text:style-name="P74">MECP2</text:p>
          </table:table-cell>
          <table:table-cell table:style-name="Table2.B6" office:value-type="string">
            <text:p text:style-name="P85">261</text:p>
          </table:table-cell>
        </table:table-row>
        <table:table-row table:style-name="Table2.6">
          <table:table-cell table:style-name="Table2.A6" office:value-type="string">
            <text:p text:style-name="P74">SCN2A</text:p>
          </table:table-cell>
          <table:table-cell table:style-name="Table2.B6" office:value-type="string">
            <text:p text:style-name="P85">64</text:p>
          </table:table-cell>
        </table:table-row>
        <table:table-row table:style-name="Table2.7">
          <table:table-cell table:style-name="Table2.A7" office:value-type="string">
            <text:p text:style-name="P74">SCN1A</text:p>
          </table:table-cell>
          <table:table-cell table:style-name="Table2.B7" office:value-type="string">
            <text:p text:style-name="P85">40</text:p>
          </table:table-cell>
        </table:table-row>
      </table:table>
      <text:list xml:id="list131844807982070" text:continue-numbering="true" text:style-name="L1">
        <text:list-header>
          <text:p text:style-name="P12"><text:line-break/></text:p>
        </text:list-header>
      </text:list>
      <text:p text:style-name="P45"><text:span text:style-name="T38">4) F</text:span><text:span text:style-name="T37">rom this data fill a table with genes as rows and paper count by year as column</text:span></text:p>
      <text:list xml:id="list131844487218903"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0"><text:span text:style-name="T86"># </text:span><text:span text:style-name="T92">autism</text:span><text:span text:style-name="T88">-related </text:span><text:span text:style-name="T86">PubMed articles </text:span><text:span text:style-name="T87">published each year </text:span><text:span text:style-name="T86">for the top </text:span></text:p>
            <text:p text:style-name="P110"><text:span text:style-name="T86">5 reported </text:span><text:span text:style-name="T87">gene-score 1 </text:span><text:span text:style-name="T8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1"><text:span text:style-name="T114">g</text:span>ene <text:span text:style-name="T114">s</text:span><text:span text:style-name="T113">ymbol</text:span></text:p>
          </table:table-cell>
          <table:table-cell table:style-name="Table3.B2" table:number-columns-spanned="22" office:value-type="string">
            <text:p text:style-name="P112"># <text:span text:style-name="T114">a</text:span>rticles <text:span text:style-name="T114">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3">1993</text:p>
          </table:table-cell>
          <table:table-cell table:style-name="Table3.C3" office:value-type="string">
            <text:p text:style-name="P63">2001</text:p>
          </table:table-cell>
          <table:table-cell table:style-name="Table3.C3" office:value-type="string">
            <text:p text:style-name="P63">2002</text:p>
          </table:table-cell>
          <table:table-cell table:style-name="Table3.C3" office:value-type="string">
            <text:p text:style-name="P63">2003</text:p>
          </table:table-cell>
          <table:table-cell table:style-name="Table3.C3" office:value-type="string">
            <text:p text:style-name="P63">2004</text:p>
          </table:table-cell>
          <table:table-cell table:style-name="Table3.C3" office:value-type="string">
            <text:p text:style-name="P63">2005</text:p>
          </table:table-cell>
          <table:table-cell table:style-name="Table3.C3" office:value-type="string">
            <text:p text:style-name="P63">2006</text:p>
          </table:table-cell>
          <table:table-cell table:style-name="Table3.C3" office:value-type="string">
            <text:p text:style-name="P63">2007</text:p>
          </table:table-cell>
          <table:table-cell table:style-name="Table3.C3" office:value-type="string">
            <text:p text:style-name="P63">2008</text:p>
          </table:table-cell>
          <table:table-cell table:style-name="Table3.C3" office:value-type="string">
            <text:p text:style-name="P63">2009</text:p>
          </table:table-cell>
          <table:table-cell table:style-name="Table3.C3" office:value-type="string">
            <text:p text:style-name="P63">2010</text:p>
          </table:table-cell>
          <table:table-cell table:style-name="Table3.C3" office:value-type="string">
            <text:p text:style-name="P63">2011</text:p>
          </table:table-cell>
          <table:table-cell table:style-name="Table3.C3" office:value-type="string">
            <text:p text:style-name="P63">2012</text:p>
          </table:table-cell>
          <table:table-cell table:style-name="Table3.C3" office:value-type="string">
            <text:p text:style-name="P63">2013</text:p>
          </table:table-cell>
          <table:table-cell table:style-name="Table3.C3" office:value-type="string">
            <text:p text:style-name="P63">2014</text:p>
          </table:table-cell>
          <table:table-cell table:style-name="Table3.C3" office:value-type="string">
            <text:p text:style-name="P63">2015</text:p>
          </table:table-cell>
          <table:table-cell table:style-name="Table3.C3" office:value-type="string">
            <text:p text:style-name="P63">2016</text:p>
          </table:table-cell>
          <table:table-cell table:style-name="Table3.C3" office:value-type="string">
            <text:p text:style-name="P63">2017</text:p>
          </table:table-cell>
          <table:table-cell table:style-name="Table3.C3" office:value-type="string">
            <text:p text:style-name="P63">2018</text:p>
          </table:table-cell>
          <table:table-cell table:style-name="Table3.C3" office:value-type="string">
            <text:p text:style-name="P63">2019</text:p>
          </table:table-cell>
          <table:table-cell table:style-name="Table3.C3" office:value-type="string">
            <text:p text:style-name="P63">2020</text:p>
          </table:table-cell>
          <table:table-cell table:style-name="Table3.W3" office:value-type="string">
            <text:p text:style-name="P63">2021</text:p>
          </table:table-cell>
        </table:table-row>
        <table:table-row table:style-name="Table3.1">
          <table:table-cell table:style-name="Table3.B3" office:value-type="string">
            <text:p text:style-name="P62">NRXN1</text:p>
          </table:table-cell>
          <table:table-cell table:style-name="Table3.B4" office:value-type="string">
            <text:p text:style-name="P57">-</text:p>
          </table:table-cell>
          <table:table-cell table:style-name="Table3.C4" office:value-type="string">
            <text:p text:style-name="P58">-</text:p>
          </table:table-cell>
          <table:table-cell table:style-name="Table3.D4" office:value-type="string">
            <text:p text:style-name="P58">-</text:p>
          </table:table-cell>
          <table:table-cell table:style-name="Table3.E4" office:value-type="string">
            <text:p text:style-name="P58">-</text:p>
          </table:table-cell>
          <table:table-cell table:style-name="Table3.F4" office:value-type="string">
            <text:p text:style-name="P60">1</text:p>
          </table:table-cell>
          <table:table-cell table:style-name="Table3.G4" office:value-type="string">
            <text:p text:style-name="P58">-</text:p>
          </table:table-cell>
          <table:table-cell table:style-name="Table3.H4" office:value-type="string">
            <text:p text:style-name="P58">-</text:p>
          </table:table-cell>
          <table:table-cell table:style-name="Table3.I4" office:value-type="string">
            <text:p text:style-name="P60">1</text:p>
          </table:table-cell>
          <table:table-cell table:style-name="Table3.J4" office:value-type="string">
            <text:p text:style-name="P60">5</text:p>
          </table:table-cell>
          <table:table-cell table:style-name="Table3.K4" office:value-type="string">
            <text:p text:style-name="P60">10</text:p>
          </table:table-cell>
          <table:table-cell table:style-name="Table3.L4" office:value-type="string">
            <text:p text:style-name="P60">4</text:p>
          </table:table-cell>
          <table:table-cell table:style-name="Table3.M4" office:value-type="string">
            <text:p text:style-name="P60">8</text:p>
          </table:table-cell>
          <table:table-cell table:style-name="Table3.N4" office:value-type="string">
            <text:p text:style-name="P60">12</text:p>
          </table:table-cell>
          <table:table-cell table:style-name="Table3.O4" office:value-type="string">
            <text:p text:style-name="P60">10</text:p>
          </table:table-cell>
          <table:table-cell table:style-name="Table3.P4" office:value-type="string">
            <text:p text:style-name="P60">10</text:p>
          </table:table-cell>
          <table:table-cell table:style-name="Table3.Q4" office:value-type="string">
            <text:p text:style-name="P60">10</text:p>
          </table:table-cell>
          <table:table-cell table:style-name="Table3.R4" office:value-type="string">
            <text:p text:style-name="P65">3</text:p>
          </table:table-cell>
          <table:table-cell table:style-name="Table3.S4" office:value-type="string">
            <text:p text:style-name="P65">5</text:p>
          </table:table-cell>
          <table:table-cell table:style-name="Table3.T4" office:value-type="string">
            <text:p text:style-name="P65">7</text:p>
          </table:table-cell>
          <table:table-cell table:style-name="Table3.U4" office:value-type="string">
            <text:p text:style-name="P65">15</text:p>
          </table:table-cell>
          <table:table-cell table:style-name="Table3.V4" office:value-type="string">
            <text:p text:style-name="P65">8</text:p>
          </table:table-cell>
          <table:table-cell table:style-name="Table3.W4" office:value-type="string">
            <text:p text:style-name="P65">10</text:p>
          </table:table-cell>
        </table:table-row>
        <table:table-row table:style-name="Table3.1">
          <table:table-cell table:style-name="Table3.B3" office:value-type="string">
            <text:p text:style-name="P62">SHANK3</text:p>
          </table:table-cell>
          <table:table-cell table:style-name="Table3.B5" office:value-type="string">
            <text:p text:style-name="P60">1</text:p>
          </table:table-cell>
          <table:table-cell table:style-name="Table3.C5" office:value-type="string">
            <text:p text:style-name="P58">-</text:p>
          </table:table-cell>
          <table:table-cell table:style-name="Table3.D5" office:value-type="string">
            <text:p text:style-name="P58">-</text:p>
          </table:table-cell>
          <table:table-cell table:style-name="Table3.E5" office:value-type="string">
            <text:p text:style-name="P58">-</text:p>
          </table:table-cell>
          <table:table-cell table:style-name="Table3.F5" office:value-type="string">
            <text:p text:style-name="P58">-</text:p>
          </table:table-cell>
          <table:table-cell table:style-name="Table3.G5" office:value-type="string">
            <text:p text:style-name="P60">1</text:p>
          </table:table-cell>
          <table:table-cell table:style-name="Table3.H5" office:value-type="string">
            <text:p text:style-name="P58">-</text:p>
          </table:table-cell>
          <table:table-cell table:style-name="Table3.I5" office:value-type="string">
            <text:p text:style-name="P60">4</text:p>
          </table:table-cell>
          <table:table-cell table:style-name="Table3.J5" office:value-type="string">
            <text:p text:style-name="P60">5</text:p>
          </table:table-cell>
          <table:table-cell table:style-name="Table3.K5" office:value-type="string">
            <text:p text:style-name="P60">8</text:p>
          </table:table-cell>
          <table:table-cell table:style-name="Table3.L5" office:value-type="string">
            <text:p text:style-name="P60">2</text:p>
          </table:table-cell>
          <table:table-cell table:style-name="Table3.M5" office:value-type="string">
            <text:p text:style-name="P60">13</text:p>
          </table:table-cell>
          <table:table-cell table:style-name="Table3.N5" office:value-type="string">
            <text:p text:style-name="P60">12</text:p>
          </table:table-cell>
          <table:table-cell table:style-name="Table3.O5" office:value-type="string">
            <text:p text:style-name="P60">12</text:p>
          </table:table-cell>
          <table:table-cell table:style-name="Table3.P5" office:value-type="string">
            <text:p text:style-name="P60">21</text:p>
          </table:table-cell>
          <table:table-cell table:style-name="Table3.Q5" office:value-type="string">
            <text:p text:style-name="P60">22</text:p>
          </table:table-cell>
          <table:table-cell table:style-name="Table3.R5" office:value-type="string">
            <text:p text:style-name="P65">31</text:p>
          </table:table-cell>
          <table:table-cell table:style-name="Table3.S5" office:value-type="string">
            <text:p text:style-name="P65">29</text:p>
          </table:table-cell>
          <table:table-cell table:style-name="Table3.T5" office:value-type="string">
            <text:p text:style-name="P65">38</text:p>
          </table:table-cell>
          <table:table-cell table:style-name="Table3.U5" office:value-type="string">
            <text:p text:style-name="P65">39</text:p>
          </table:table-cell>
          <table:table-cell table:style-name="Table3.V5" office:value-type="string">
            <text:p text:style-name="P65">44</text:p>
          </table:table-cell>
          <table:table-cell table:style-name="Table3.W5" office:value-type="string">
            <text:p text:style-name="P65">49</text:p>
          </table:table-cell>
        </table:table-row>
        <table:table-row table:style-name="Table3.1">
          <table:table-cell table:style-name="Table3.B3" office:value-type="string">
            <text:p text:style-name="P62">MECP2</text:p>
          </table:table-cell>
          <table:table-cell table:style-name="Table3.B6" office:value-type="string">
            <text:p text:style-name="P60">1</text:p>
          </table:table-cell>
          <table:table-cell table:style-name="Table3.C6" office:value-type="string">
            <text:p text:style-name="P60">1</text:p>
          </table:table-cell>
          <table:table-cell table:style-name="Table3.D6" office:value-type="string">
            <text:p text:style-name="P60">2</text:p>
          </table:table-cell>
          <table:table-cell table:style-name="Table3.E6" office:value-type="string">
            <text:p text:style-name="P60">5</text:p>
          </table:table-cell>
          <table:table-cell table:style-name="Table3.F6" office:value-type="string">
            <text:p text:style-name="P60">5</text:p>
          </table:table-cell>
          <table:table-cell table:style-name="Table3.G6" office:value-type="string">
            <text:p text:style-name="P60">8</text:p>
          </table:table-cell>
          <table:table-cell table:style-name="Table3.H6" office:value-type="string">
            <text:p text:style-name="P60">4</text:p>
          </table:table-cell>
          <table:table-cell table:style-name="Table3.I6" office:value-type="string">
            <text:p text:style-name="P60">11</text:p>
          </table:table-cell>
          <table:table-cell table:style-name="Table3.J6" office:value-type="string">
            <text:p text:style-name="P60">12</text:p>
          </table:table-cell>
          <table:table-cell table:style-name="Table3.K6" office:value-type="string">
            <text:p text:style-name="P60">13</text:p>
          </table:table-cell>
          <table:table-cell table:style-name="Table3.L6" office:value-type="string">
            <text:p text:style-name="P60">13</text:p>
          </table:table-cell>
          <table:table-cell table:style-name="Table3.M6" office:value-type="string">
            <text:p text:style-name="P60">21</text:p>
          </table:table-cell>
          <table:table-cell table:style-name="Table3.N6" office:value-type="string">
            <text:p text:style-name="P60">14</text:p>
          </table:table-cell>
          <table:table-cell table:style-name="Table3.O6" office:value-type="string">
            <text:p text:style-name="P60">12</text:p>
          </table:table-cell>
          <table:table-cell table:style-name="Table3.P6" office:value-type="string">
            <text:p text:style-name="P60">18</text:p>
          </table:table-cell>
          <table:table-cell table:style-name="Table3.Q6" office:value-type="string">
            <text:p text:style-name="P60">14</text:p>
          </table:table-cell>
          <table:table-cell table:style-name="Table3.R6" office:value-type="string">
            <text:p text:style-name="P65">29</text:p>
          </table:table-cell>
          <table:table-cell table:style-name="Table3.S6" office:value-type="string">
            <text:p text:style-name="P65">17</text:p>
          </table:table-cell>
          <table:table-cell table:style-name="Table3.T6" office:value-type="string">
            <text:p text:style-name="P65">13</text:p>
          </table:table-cell>
          <table:table-cell table:style-name="Table3.U6" office:value-type="string">
            <text:p text:style-name="P65">18</text:p>
          </table:table-cell>
          <table:table-cell table:style-name="Table3.V6" office:value-type="string">
            <text:p text:style-name="P65">16</text:p>
          </table:table-cell>
          <table:table-cell table:style-name="Table3.W6" office:value-type="string">
            <text:p text:style-name="P65">12</text:p>
          </table:table-cell>
        </table:table-row>
        <table:table-row table:style-name="Table3.1">
          <table:table-cell table:style-name="Table3.B3" office:value-type="string">
            <text:p text:style-name="P62">SCN2A</text:p>
          </table:table-cell>
          <table:table-cell table:style-name="Table3.B7" office:value-type="string">
            <text:p text:style-name="P58">-</text:p>
          </table:table-cell>
          <table:table-cell table:style-name="Table3.C7" office:value-type="string">
            <text:p text:style-name="P58">-</text:p>
          </table:table-cell>
          <table:table-cell table:style-name="Table3.D7" office:value-type="string">
            <text:p text:style-name="P58">-</text:p>
          </table:table-cell>
          <table:table-cell table:style-name="Table3.E7" office:value-type="string">
            <text:p text:style-name="P60">1</text:p>
          </table:table-cell>
          <table:table-cell table:style-name="Table3.F7" office:value-type="string">
            <text:p text:style-name="P60">2</text:p>
          </table:table-cell>
          <table:table-cell table:style-name="Table3.G7" office:value-type="string">
            <text:p text:style-name="P58">-</text:p>
          </table:table-cell>
          <table:table-cell table:style-name="Table3.H7" office:value-type="string">
            <text:p text:style-name="P58">-</text:p>
          </table:table-cell>
          <table:table-cell table:style-name="Table3.I7" office:value-type="string">
            <text:p text:style-name="P58">-</text:p>
          </table:table-cell>
          <table:table-cell table:style-name="Table3.J7" office:value-type="string">
            <text:p text:style-name="P60">2</text:p>
          </table:table-cell>
          <table:table-cell table:style-name="Table3.K7" office:value-type="string">
            <text:p text:style-name="P58">-</text:p>
          </table:table-cell>
          <table:table-cell table:style-name="Table3.L7" office:value-type="string">
            <text:p text:style-name="P60">1</text:p>
          </table:table-cell>
          <table:table-cell table:style-name="Table3.M7" office:value-type="string">
            <text:p text:style-name="P59">-</text:p>
          </table:table-cell>
          <table:table-cell table:style-name="Table3.N7" office:value-type="string">
            <text:p text:style-name="P60">1</text:p>
          </table:table-cell>
          <table:table-cell table:style-name="Table3.O7" office:value-type="string">
            <text:p text:style-name="P60">2</text:p>
          </table:table-cell>
          <table:table-cell table:style-name="Table3.P7" office:value-type="string">
            <text:p text:style-name="P60">2</text:p>
          </table:table-cell>
          <table:table-cell table:style-name="Table3.Q7" office:value-type="string">
            <text:p text:style-name="P60">2</text:p>
          </table:table-cell>
          <table:table-cell table:style-name="Table3.R7" office:value-type="string">
            <text:p text:style-name="P65">5</text:p>
          </table:table-cell>
          <table:table-cell table:style-name="Table3.S7" office:value-type="string">
            <text:p text:style-name="P65">5</text:p>
          </table:table-cell>
          <table:table-cell table:style-name="Table3.T7" office:value-type="string">
            <text:p text:style-name="P65">6</text:p>
          </table:table-cell>
          <table:table-cell table:style-name="Table3.U7" office:value-type="string">
            <text:p text:style-name="P65">13</text:p>
          </table:table-cell>
          <table:table-cell table:style-name="Table3.V7" office:value-type="string">
            <text:p text:style-name="P65">8</text:p>
          </table:table-cell>
          <table:table-cell table:style-name="Table3.W7" office:value-type="string">
            <text:p text:style-name="P65">14</text:p>
          </table:table-cell>
        </table:table-row>
        <table:table-row table:style-name="Table3.8">
          <table:table-cell table:style-name="Table3.B3" office:value-type="string">
            <text:p text:style-name="P62">SCN1A</text:p>
          </table:table-cell>
          <table:table-cell table:style-name="Table3.B8" office:value-type="string">
            <text:p text:style-name="P61">1</text:p>
          </table:table-cell>
          <table:table-cell table:style-name="Table3.C8" office:value-type="string">
            <text:p text:style-name="P58">-</text:p>
          </table:table-cell>
          <table:table-cell table:style-name="Table3.D8" office:value-type="string">
            <text:p text:style-name="P58">-</text:p>
          </table:table-cell>
          <table:table-cell table:style-name="Table3.E8" office:value-type="string">
            <text:p text:style-name="P61">1</text:p>
          </table:table-cell>
          <table:table-cell table:style-name="Table3.F8" office:value-type="string">
            <text:p text:style-name="P61">2</text:p>
          </table:table-cell>
          <table:table-cell table:style-name="Table3.G8" office:value-type="string">
            <text:p text:style-name="P61">1</text:p>
          </table:table-cell>
          <table:table-cell table:style-name="Table3.H8" office:value-type="string">
            <text:p text:style-name="P58">-</text:p>
          </table:table-cell>
          <table:table-cell table:style-name="Table3.I8" office:value-type="string">
            <text:p text:style-name="P58">-</text:p>
          </table:table-cell>
          <table:table-cell table:style-name="Table3.J8" office:value-type="string">
            <text:p text:style-name="P61">1</text:p>
          </table:table-cell>
          <table:table-cell table:style-name="Table3.K8" office:value-type="string">
            <text:p text:style-name="P61">1</text:p>
          </table:table-cell>
          <table:table-cell table:style-name="Table3.L8" office:value-type="string">
            <text:p text:style-name="P58">-</text:p>
          </table:table-cell>
          <table:table-cell table:style-name="Table3.M8" office:value-type="string">
            <text:p text:style-name="P61">1</text:p>
          </table:table-cell>
          <table:table-cell table:style-name="Table3.N8" office:value-type="string">
            <text:p text:style-name="P61">5</text:p>
          </table:table-cell>
          <table:table-cell table:style-name="Table3.O8" office:value-type="string">
            <text:p text:style-name="P61">3</text:p>
          </table:table-cell>
          <table:table-cell table:style-name="Table3.P8" office:value-type="string">
            <text:p text:style-name="P57">-</text:p>
          </table:table-cell>
          <table:table-cell table:style-name="Table3.Q8" office:value-type="string">
            <text:p text:style-name="P61">2</text:p>
          </table:table-cell>
          <table:table-cell table:style-name="Table3.R8" office:value-type="string">
            <text:p text:style-name="P66">2</text:p>
          </table:table-cell>
          <table:table-cell table:style-name="Table3.S8" office:value-type="string">
            <text:p text:style-name="P64">-</text:p>
          </table:table-cell>
          <table:table-cell table:style-name="Table3.T8" office:value-type="string">
            <text:p text:style-name="P66">4</text:p>
          </table:table-cell>
          <table:table-cell table:style-name="Table3.U8" office:value-type="string">
            <text:p text:style-name="P66">4</text:p>
          </table:table-cell>
          <table:table-cell table:style-name="Table3.V8" office:value-type="string">
            <text:p text:style-name="P66">5</text:p>
          </table:table-cell>
          <table:table-cell table:style-name="Table3.W8" office:value-type="string">
            <text:p text:style-name="P66">7</text:p>
          </table:table-cell>
        </table:table-row>
      </table:table>
      <text:list xml:id="list131844064906154" text:continue-numbering="true" text:style-name="L1">
        <text:list-header>
          <text:p text:style-name="P13"><text:line-break/></text:p>
        </text:list-header>
      </text:list>
      <text:p text:style-name="P46"><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9"><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7"/>
      <text:p text:style-name="P47">Possible extensions here might be to look at citation data, extend to more of the genes or even all of them.</text:p>
      <text:list xml:id="list131844116398953"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4"><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text:span text:style-name="T59">Results summary statistics</text:span></text:p>
          </table:table-cell>
          <table:covered-table-cell/>
        </table:table-row>
        <table:table-row table:style-name="Table6.1">
          <table:table-cell table:style-name="Table6.A2" office:value-type="string">
            <text:p text:style-name="P108"># genes</text:p>
          </table:table-cell>
          <table:table-cell table:style-name="Table6.B2" office:value-type="string">
            <text:p text:style-name="P108"># gene mappings found</text:p>
          </table:table-cell>
        </table:table-row>
        <table:table-row table:style-name="Table6.1">
          <table:table-cell table:style-name="Table6.A3" office:value-type="string">
            <text:p text:style-name="P84">1023</text:p>
          </table:table-cell>
          <table:table-cell table:style-name="Table6.B3" office:value-type="string">
            <text:p text:style-name="P84">1020</text:p>
          </table:table-cell>
        </table:table-row>
      </table:table>
      <text:p text:style-name="P15"/>
      <text:p text:style-name="P17"><text:soft-page-break/><text:span text:style-name="T104">However,</text:span><text:span text:style-name="T96"> there were 3 gene symbols where the query did not return any hits </text:span><text:span text:style-name="T104">at all</text:span><text:span text:style-name="T96">: </text:span><text:a xlink:type="simple" xlink:href="https://gene.sfari.org/database/human-gene/MSNP1AS" text:style-name="Internet_20_link" text:visited-style-name="Visited_20_Internet_20_Link"><text:span text:style-name="T96">MSNP1AS</text:span></text:a><text:span text:style-name="T96">, </text:span><text:a xlink:type="simple" xlink:href="https://gene.sfari.org/database/human-gene/RP11-1407O15.2" text:style-name="Internet_20_link" text:visited-style-name="Visited_20_Internet_20_Link"><text:span text:style-name="T96">RP11-1407O15.2</text:span></text:a><text:span text:style-name="T96">, </text:span><text:a xlink:type="simple" xlink:href="https://gene.sfari.org/database/human-gene/RPS10P2-AS1" text:style-name="Internet_20_link" text:visited-style-name="Visited_20_Internet_20_Link"><text:span text:style-name="T96">RPS10P2-AS1</text:span></text:a><text:span text:style-name="T96">. </text:span><text:span text:style-name="T104">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106">I will now conduct some research to try and understand why these genes do not exist in NCBI’s gene database, </text:span><text:span text:style-name="T107">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7">Unmapped SFARI gene</text:p>
          </table:table-cell>
          <table:covered-table-cell/>
          <table:table-cell table:style-name="Table10.C1" table:number-columns-spanned="2" office:value-type="string">
            <text:p text:style-name="P107">Closest matching NCBI gene</text:p>
          </table:table-cell>
          <table:covered-table-cell/>
        </table:table-row>
        <table:table-row table:style-name="Table10.1">
          <table:table-cell table:style-name="Table10.A2" office:value-type="string">
            <text:p text:style-name="P106">Gene symbol</text:p>
          </table:table-cell>
          <table:table-cell table:style-name="Table10.A2" office:value-type="string">
            <text:p text:style-name="P106">Gene name</text:p>
          </table:table-cell>
          <table:table-cell table:style-name="Table10.A2" office:value-type="string">
            <text:p text:style-name="P106">Gene symbol</text:p>
          </table:table-cell>
          <table:table-cell table:style-name="Table10.D2" office:value-type="string">
            <text:p text:style-name="P106">Gene name</text:p>
          </table:table-cell>
        </table:table-row>
        <table:table-row table:style-name="TableLine94127624622064">
          <table:table-cell table:style-name="Table10.A3" office:value-type="string">
            <text:p text:style-name="P81">MSNP1AS</text:p>
          </table:table-cell>
          <table:table-cell table:style-name="Table10.B3" office:value-type="string">
            <text:p text:style-name="P81">Moesinpseudogene 1, antisense</text:p>
          </table:table-cell>
          <table:table-cell table:style-name="Table10.C3" office:value-type="string">
            <text:p text:style-name="P83">MSNP1</text:p>
          </table:table-cell>
          <table:table-cell table:style-name="Table10.D3" office:value-type="string">
            <text:p text:style-name="P83">Moesin pseudogene 1</text:p>
          </table:table-cell>
        </table:table-row>
        <table:table-row table:style-name="TableLine94127624622064">
          <table:table-cell table:style-name="Table10.A4" office:value-type="string">
            <text:p text:style-name="P81">RP11-1407O15.2</text:p>
          </table:table-cell>
          <table:table-cell table:style-name="Table10.B4" office:value-type="string">
            <text:p text:style-name="P67">-</text:p>
          </table:table-cell>
          <table:table-cell table:style-name="Table10.C4" office:value-type="string">
            <text:p text:style-name="P82">-</text:p>
          </table:table-cell>
          <table:table-cell table:style-name="Table10.D4" office:value-type="string">
            <text:p text:style-name="P82">-</text:p>
          </table:table-cell>
        </table:table-row>
        <table:table-row table:style-name="TableLine94127624622064">
          <table:table-cell table:style-name="Table10.A5" office:value-type="string">
            <text:p text:style-name="P81">RPS10P2-AS1</text:p>
          </table:table-cell>
          <table:table-cell table:style-name="Table10.B5" office:value-type="string">
            <text:p text:style-name="P81">Ribosomal protein S10 pseudogene 2 anti-sense 1</text:p>
          </table:table-cell>
          <table:table-cell table:style-name="Table10.C5" office:value-type="string">
            <text:p text:style-name="P81">RPS10</text:p>
          </table:table-cell>
          <table:table-cell table:style-name="Table10.D5" office:value-type="string">
            <text:p text:style-name="P81">Ribosomal protein S10</text:p>
          </table:table-cell>
        </table:table-row>
      </table:table>
      <text:p text:style-name="P18"><text:line-break/><text:span text:style-name="T106">To map each of these genes to their closest match I first searched their gene symbols in NCBI’s gene database if no outputs were given I </text:span><text:span text:style-name="T107">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9"><text:span text:style-name="T107">Excluding RP11-1407O15.2, i</text:span><text:span text:style-name="T105">t seems the main difference between the unmapped SFARI genes and the closest NCBI gene matches is that these SFARI genes are both antisense and thus make up the non-coding DNA strand of their respective NCBI gene match. However, this </text:span><text:span text:style-name="T106">idea is negated by the presence of other antisense genes in NCBI’s gene database.</text:span></text:p>
      <text:p text:style-name="P17"/>
      <text:p text:style-name="P28"><text:span text:style-name="T54">All of the results </text:span><text:span text:style-name="T55">for </text:span><text:span text:style-name="T54">this task were appended to a dictionary data structure (allowing me to input the gene-symbol as a key and retrieve the relevant NCBI UID as the value), and a text file called “p2-t1.txt”.</text:span></text:p>
      <text:p text:style-name="P15"><text:span text:style-name="T54"><text:line-break/></text:span></text:p>
      <text:p text:style-name="P132"><text:span text:style-name="T46">2) U</text:span><text:span text:style-name="T45">sing the gene2go file from NCBI find the Gene Ontology terms that have been annotated to all of the SFARI genes</text:span><text:line-break/><text:line-break/><text:span text:style-name="T98">I completed this task using Python.<text:line-break/><text:line-break/></text:span><text:span text:style-name="T99">Firstly, I </text:span><text:span text:style-name="T98">filter</text:span><text:span text:style-name="T99">ed</text:span><text:span text:style-name="T98"> the gene2go file </text:span><text:span text:style-name="T99">by taxonomic ID (where tax_id=9606) to ensure that we were only looking through human genes. Once this was done I iterated through every symbol in the SFARI gene list, retrieved it’s NCBI UID using the dictionary I </text:span><text:span text:style-name="T100">created in task 1</text:span><text:span text:style-name="T98">, and retriev</text:span><text:span text:style-name="T101">ed</text:span><text:span text:style-name="T98"> the Gene Ontology terms for </text:span><text:span text:style-name="T101">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102">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5">Results summary statistics</text:p>
          </table:table-cell>
          <table:covered-table-cell/>
          <table:covered-table-cell/>
          <table:covered-table-cell/>
        </table:table-row>
        <table:table-row table:style-name="Table5.1">
          <table:table-cell table:style-name="Table5.A2" office:value-type="string">
            <text:p text:style-name="P104"><text:span text:style-name="T57"># of genes</text:span></text:p>
          </table:table-cell>
          <table:table-cell table:style-name="Table5.A2" office:value-type="string">
            <text:p text:style-name="P93"># of genes with GO terms</text:p>
          </table:table-cell>
          <table:table-cell table:style-name="Table5.A2" office:value-type="string">
            <text:p text:style-name="P93">Average # GO terms per gene (with repetitions)</text:p>
          </table:table-cell>
          <table:table-cell table:style-name="Table5.D2" office:value-type="string">
            <text:p text:style-name="P94">Average # GO terms per gene </text:p>
            <text:p text:style-name="P94">(<text:span text:style-name="T58">with </text:span>no repetitions)</text:p>
          </table:table-cell>
        </table:table-row>
        <table:table-row table:style-name="Table5.3">
          <table:table-cell table:style-name="Table5.A3" office:value-type="string">
            <text:p text:style-name="P77">1023</text:p>
          </table:table-cell>
          <table:table-cell table:style-name="Table5.B3" office:value-type="string">
            <text:p text:style-name="P76">1015</text:p>
          </table:table-cell>
          <table:table-cell table:style-name="Table5.C3" office:value-type="string">
            <text:p text:style-name="P76">2<text:span text:style-name="T110">7</text:span>.<text:span text:style-name="T110">15</text:span></text:p>
          </table:table-cell>
          <table:table-cell table:style-name="Table5.D3" office:value-type="string">
            <text:p text:style-name="P76">23.<text:span text:style-name="T110">55</text:span></text:p>
          </table:table-cell>
        </table:table-row>
      </table:table>
      <text:p text:style-name="P134"><text:soft-page-break/><text:line-break/><text:span text:style-name="T94">We know that 3 of these genes were not mapped to a GO term because they could not be mapped to NCBI UIDs in task 1 </text:span><text:span text:style-name="T95">(</text:span><text:span text:style-name="T96">MSNP1AS, RP11-1407O15.2, RPS10P2-AS1</text:span><text:span text:style-name="T95">) </text:span><text:span text:style-name="T97">and thus could not be queried against the gene2go file</text:span><text:span text:style-name="T94">. </text:span><text:span text:style-name="T97">However, the 5 remaining unmapped genes did all have valid UIDs so we can imagine these could not be mapped due to the nature of how the GO project adds genes to their database. </text:span><text:span text:style-name="T95">(CCSER1, FAM47A, METTL26, MSANTD2, PTCHD1-AS)</text:span><text:line-break/></text:p>
      <text:p text:style-name="P131"><text:span text:style-name="T9">3) S</text:span><text:span text:style-name="T2">plit the genes up into three lists by their SFARI gene-score</text:span><text:span text:style-name="T56"><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97">Number of SFARI genes for each unique gene score</text:p>
          </table:table-cell>
          <table:covered-table-cell/>
        </table:table-row>
        <table:table-row table:style-name="Table4.2">
          <table:table-cell table:style-name="Table4.A2" office:value-type="string">
            <text:p text:style-name="P96">Gene score</text:p>
          </table:table-cell>
          <table:table-cell table:style-name="Table4.B2" office:value-type="string">
            <text:p text:style-name="P96">Number of genes</text:p>
          </table:table-cell>
        </table:table-row>
        <table:table-row table:style-name="Table4.6">
          <table:table-cell table:style-name="Table4.A3" office:value-type="string">
            <text:p text:style-name="P78">1</text:p>
          </table:table-cell>
          <table:table-cell table:style-name="Table4.B3" office:value-type="string">
            <text:p text:style-name="P78">206</text:p>
          </table:table-cell>
        </table:table-row>
        <table:table-row table:style-name="Table4.6">
          <table:table-cell table:style-name="Table4.A4" office:value-type="string">
            <text:p text:style-name="P78">2</text:p>
          </table:table-cell>
          <table:table-cell table:style-name="Table4.B4" office:value-type="string">
            <text:p text:style-name="P78">221</text:p>
          </table:table-cell>
        </table:table-row>
        <table:table-row table:style-name="Table4.6">
          <table:table-cell table:style-name="Table4.A5" office:value-type="string">
            <text:p text:style-name="P78">3</text:p>
          </table:table-cell>
          <table:table-cell table:style-name="Table4.B5" office:value-type="string">
            <text:p text:style-name="P78">515</text:p>
          </table:table-cell>
        </table:table-row>
        <table:table-row table:style-name="Table4.6">
          <table:table-cell table:style-name="Table4.A6" office:value-type="string">
            <text:p text:style-name="P79">NaN</text:p>
          </table:table-cell>
          <table:table-cell table:style-name="Table4.B6" office:value-type="string">
            <text:p text:style-name="P79">81</text:p>
          </table:table-cell>
        </table:table-row>
      </table:table>
      <text:list xml:id="list131844340487042" text:continue-numbering="true" text:style-name="L1">
        <text:list-header>
          <text:p text:style-name="P129"><text:span text:style-name="T2"/></text:p>
        </text:list-header>
      </text:list>
      <text:p text:style-name="P136"><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1">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8">Gene score</text:p>
          </table:table-cell>
          <table:table-cell table:style-name="Table7.A2" office:value-type="string">
            <text:p text:style-name="P99">Rank</text:p>
          </table:table-cell>
          <table:table-cell table:style-name="Table7.A2" office:value-type="string">
            <text:p text:style-name="P100">GO term ID</text:p>
          </table:table-cell>
          <table:table-cell table:style-name="Table7.A2" office:value-type="string">
            <text:p text:style-name="P100">GO term <text:span text:style-name="T121">d</text:span>escription</text:p>
          </table:table-cell>
          <table:table-cell table:style-name="Table7.E2" office:value-type="string">
            <text:p text:style-name="P100">GO term count</text:p>
          </table:table-cell>
        </table:table-row>
        <table:table-row table:style-name="Table7.1">
          <table:table-cell table:style-name="Table7.A3" table:number-rows-spanned="10" office:value-type="string">
            <text:p text:style-name="P122">1</text:p>
          </table:table-cell>
          <table:table-cell table:style-name="Table7.B3" office:value-type="string">
            <text:p text:style-name="P121">1</text:p>
          </table:table-cell>
          <table:table-cell table:style-name="Table7.C11" office:value-type="string">
            <text:p text:style-name="P123">GO:0005739</text:p>
          </table:table-cell>
          <table:table-cell table:style-name="Table7.D3" office:value-type="string">
            <text:p text:style-name="P124">mitochondrion</text:p>
          </table:table-cell>
          <table:table-cell table:style-name="Table7.E3" office:value-type="string">
            <text:p text:style-name="P124">1<text:span text:style-name="T111">4</text:span></text:p>
          </table:table-cell>
        </table:table-row>
        <table:table-row table:style-name="Table7.1">
          <table:covered-table-cell/>
          <table:table-cell table:style-name="Table7.B4" office:value-type="string">
            <text:p text:style-name="P121">2</text:p>
          </table:table-cell>
          <table:table-cell table:style-name="Table7.C6" office:value-type="string">
            <text:p text:style-name="P123">GO:000<text:span text:style-name="T111">5634</text:span></text:p>
          </table:table-cell>
          <table:table-cell table:style-name="Table7.D4" office:value-type="string">
            <text:p text:style-name="P125">nucleus</text:p>
          </table:table-cell>
          <table:table-cell table:style-name="Table7.E4" office:value-type="string">
            <text:p text:style-name="P124">1<text:span text:style-name="T111">3</text:span></text:p>
          </table:table-cell>
        </table:table-row>
        <table:table-row table:style-name="Table7.1">
          <table:covered-table-cell/>
          <table:table-cell table:style-name="Table7.B5" office:value-type="string">
            <text:p text:style-name="P121">3</text:p>
          </table:table-cell>
          <table:table-cell table:style-name="Table7.C11" office:value-type="string">
            <text:p text:style-name="P125">GO:0005515</text:p>
          </table:table-cell>
          <table:table-cell table:style-name="Table7.D5" office:value-type="string">
            <text:p text:style-name="P125"><text:span text:style-name="T122">p</text:span>rotein binding</text:p>
          </table:table-cell>
          <table:table-cell table:style-name="Table7.E5" office:value-type="string">
            <text:p text:style-name="P125">10</text:p>
          </table:table-cell>
        </table:table-row>
        <table:table-row table:style-name="Table7.1">
          <table:covered-table-cell/>
          <table:table-cell table:style-name="Table7.B6" office:value-type="string">
            <text:p text:style-name="P121">4</text:p>
          </table:table-cell>
          <table:table-cell table:style-name="Table7.C6" office:value-type="string">
            <text:p text:style-name="P125">GO:0009507</text:p>
          </table:table-cell>
          <table:table-cell table:style-name="Table7.D6" office:value-type="string">
            <text:p text:style-name="P125">chloroplast</text:p>
          </table:table-cell>
          <table:table-cell table:style-name="Table7.E6" office:value-type="string">
            <text:p text:style-name="P125">5</text:p>
          </table:table-cell>
        </table:table-row>
        <table:table-row table:style-name="Table7.1">
          <table:covered-table-cell/>
          <table:table-cell table:style-name="Table7.B11" office:value-type="string">
            <text:p text:style-name="P121">5</text:p>
          </table:table-cell>
          <table:table-cell table:style-name="Table7.C11" office:value-type="string">
            <text:p text:style-name="P123">GO:0005886</text:p>
          </table:table-cell>
          <table:table-cell table:style-name="Table7.D11" office:value-type="string">
            <text:p text:style-name="P124">plasma membrane</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4">6</text:p>
          </table:table-cell>
          <table:table-cell table:style-name="Table7.C11" office:value-type="string">
            <text:p text:style-name="P126">GO:0003674</text:p>
          </table:table-cell>
          <table:table-cell table:style-name="Table7.D11" office:value-type="string">
            <text:p text:style-name="P126">molecular_function</text:p>
          </table:table-cell>
          <table:table-cell table:style-name="Table7.E11" office:value-type="string">
            <text:p text:style-name="P126">5</text:p>
          </table:table-cell>
        </table:table-row>
        <table:table-row table:style-name="Table7.1">
          <table:covered-table-cell/>
          <table:table-cell table:style-name="Table7.B11" office:value-type="string">
            <text:p text:style-name="P114">7</text:p>
          </table:table-cell>
          <table:table-cell table:style-name="Table7.C11" office:value-type="string">
            <text:p text:style-name="P126">GO:0006355</text:p>
          </table:table-cell>
          <table:table-cell table:style-name="Table7.D11" office:value-type="string">
            <text:p text:style-name="P126"><text:span text:style-name="T122">r</text:span>egulation of transcription, DNA-templated</text:p>
          </table:table-cell>
          <table:table-cell table:style-name="Table7.E11" office:value-type="string">
            <text:p text:style-name="P126">4</text:p>
          </table:table-cell>
        </table:table-row>
        <table:table-row table:style-name="Table7.1">
          <table:covered-table-cell/>
          <table:table-cell table:style-name="Table7.B11" office:value-type="string">
            <text:p text:style-name="P114">8</text:p>
          </table:table-cell>
          <table:table-cell table:style-name="Table7.C11" office:value-type="string">
            <text:p text:style-name="P126">GO:0005737</text:p>
          </table:table-cell>
          <table:table-cell table:style-name="Table7.D11" office:value-type="string">
            <text:p text:style-name="P126">cytoplasm</text:p>
          </table:table-cell>
          <table:table-cell table:style-name="Table7.E11" office:value-type="string">
            <text:p text:style-name="P126">4</text:p>
          </table:table-cell>
        </table:table-row>
        <table:table-row table:style-name="Table7.1">
          <table:covered-table-cell/>
          <table:table-cell table:style-name="Table7.B11" office:value-type="string">
            <text:p text:style-name="P114">9</text:p>
          </table:table-cell>
          <table:table-cell table:style-name="Table7.C11" office:value-type="string">
            <text:p text:style-name="P126">GO:0008150</text:p>
          </table:table-cell>
          <table:table-cell table:style-name="Table7.D11" office:value-type="string">
            <text:p text:style-name="P126">biological_process</text:p>
          </table:table-cell>
          <table:table-cell table:style-name="Table7.E11" office:value-type="string">
            <text:p text:style-name="P126">4</text:p>
          </table:table-cell>
        </table:table-row>
        <table:table-row table:style-name="Table7.1">
          <table:covered-table-cell/>
          <table:table-cell table:style-name="Table7.B12" office:value-type="string">
            <text:p text:style-name="P114">10</text:p>
          </table:table-cell>
          <table:table-cell table:style-name="Table7.C12" office:value-type="string">
            <text:p text:style-name="P126">GO:0005576</text:p>
          </table:table-cell>
          <table:table-cell table:style-name="Table7.D12" office:value-type="string">
            <text:p text:style-name="P126"><text:span text:style-name="T122">e</text:span>xtracellular region</text:p>
          </table:table-cell>
          <table:table-cell table:style-name="Table7.E12" office:value-type="string">
            <text:p text:style-name="P126">3</text:p>
          </table:table-cell>
        </table:table-row>
        <table:table-row table:style-name="Table7.1">
          <table:table-cell table:style-name="Table7.A4" table:number-rows-spanned="10" office:value-type="string">
            <text:p text:style-name="P122">2</text:p>
          </table:table-cell>
          <table:table-cell table:style-name="Table7.B13" office:value-type="string">
            <text:p text:style-name="P121">1</text:p>
          </table:table-cell>
          <table:table-cell table:style-name="Table7.C21" office:value-type="string">
            <text:p text:style-name="P124">GO:0005634</text:p>
          </table:table-cell>
          <table:table-cell table:style-name="Table7.D13" office:value-type="string">
            <text:p text:style-name="P124">nucleus</text:p>
          </table:table-cell>
          <table:table-cell table:style-name="Table7.E13" office:value-type="string">
            <text:p text:style-name="P125">19</text:p>
          </table:table-cell>
        </table:table-row>
        <table:table-row table:style-name="Table7.1">
          <table:covered-table-cell/>
          <table:table-cell table:style-name="Table7.B14" office:value-type="string">
            <text:p text:style-name="P121">2</text:p>
          </table:table-cell>
          <table:table-cell table:style-name="Table7.C16" office:value-type="string">
            <text:p text:style-name="P124">GO:0005739</text:p>
          </table:table-cell>
          <table:table-cell table:style-name="Table7.D14" office:value-type="string">
            <text:p text:style-name="P124">mitochondrion</text:p>
          </table:table-cell>
          <table:table-cell table:style-name="Table7.E14" office:value-type="string">
            <text:p text:style-name="P124">1<text:span text:style-name="T111">3</text:span></text:p>
          </table:table-cell>
        </table:table-row>
        <table:table-row table:style-name="Table7.1">
          <table:covered-table-cell/>
          <table:table-cell table:style-name="Table7.B15" office:value-type="string">
            <text:p text:style-name="P121">3</text:p>
          </table:table-cell>
          <table:table-cell table:style-name="Table7.C21" office:value-type="string">
            <text:p text:style-name="P124">GO:0003674</text:p>
          </table:table-cell>
          <table:table-cell table:style-name="Table7.D15" office:value-type="string">
            <text:p text:style-name="P124">molecular_function</text:p>
          </table:table-cell>
          <table:table-cell table:style-name="Table7.E15" office:value-type="string">
            <text:p text:style-name="P125">10</text:p>
          </table:table-cell>
        </table:table-row>
        <table:table-row table:style-name="Table7.1">
          <table:covered-table-cell/>
          <table:table-cell table:style-name="Table7.B16" office:value-type="string">
            <text:p text:style-name="P121">4</text:p>
          </table:table-cell>
          <table:table-cell table:style-name="Table7.C16" office:value-type="string">
            <text:p text:style-name="P124">GO:0009507</text:p>
          </table:table-cell>
          <table:table-cell table:style-name="Table7.D16" office:value-type="string">
            <text:p text:style-name="P124">chloroplast</text:p>
          </table:table-cell>
          <table:table-cell table:style-name="Table7.E16" office:value-type="string">
            <text:p text:style-name="P125">9</text:p>
          </table:table-cell>
        </table:table-row>
        <table:table-row table:style-name="Table7.1">
          <table:covered-table-cell/>
          <table:table-cell table:style-name="Table7.B21" office:value-type="string">
            <text:p text:style-name="P121">5</text:p>
          </table:table-cell>
          <table:table-cell table:style-name="Table7.C21" office:value-type="string">
            <text:p text:style-name="P124">GO:0003700</text:p>
          </table:table-cell>
          <table:table-cell table:style-name="Table7.D21" office:value-type="string">
            <text:p text:style-name="P124">DNA-binding transcription factor activity</text:p>
          </table:table-cell>
          <table:table-cell table:style-name="Table7.E21" office:value-type="string">
            <text:p text:style-name="P125">5</text:p>
          </table:table-cell>
        </table:table-row>
        <table:table-row table:style-name="Table7.1">
          <table:covered-table-cell/>
          <table:table-cell table:style-name="Table7.B21" office:value-type="string">
            <text:p text:style-name="P114">6</text:p>
          </table:table-cell>
          <table:table-cell table:style-name="Table7.C21" office:value-type="string">
            <text:p text:style-name="P127">GO:0008150</text:p>
          </table:table-cell>
          <table:table-cell table:style-name="Table7.D21" office:value-type="string">
            <text:p text:style-name="P127">biological_process</text:p>
          </table:table-cell>
          <table:table-cell table:style-name="Table7.E21" office:value-type="string">
            <text:p text:style-name="P127">5</text:p>
          </table:table-cell>
        </table:table-row>
        <table:table-row table:style-name="Table7.1">
          <table:covered-table-cell/>
          <table:table-cell table:style-name="Table7.B21" office:value-type="string">
            <text:p text:style-name="P114">7</text:p>
          </table:table-cell>
          <table:table-cell table:style-name="Table7.C21" office:value-type="string">
            <text:p text:style-name="P127">GO:0005737</text:p>
          </table:table-cell>
          <table:table-cell table:style-name="Table7.D21" office:value-type="string">
            <text:p text:style-name="P127">cytoplasm</text:p>
          </table:table-cell>
          <table:table-cell table:style-name="Table7.E21" office:value-type="string">
            <text:p text:style-name="P127">5</text:p>
          </table:table-cell>
        </table:table-row>
        <table:table-row table:style-name="Table7.1">
          <table:covered-table-cell/>
          <table:table-cell table:style-name="Table7.B21" office:value-type="string">
            <text:p text:style-name="P114">8</text:p>
          </table:table-cell>
          <table:table-cell table:style-name="Table7.C21" office:value-type="string">
            <text:p text:style-name="P127">GO:0005886</text:p>
          </table:table-cell>
          <table:table-cell table:style-name="Table7.D21" office:value-type="string">
            <text:p text:style-name="P127"><text:span text:style-name="T122">p</text:span>lasma membrane</text:p>
          </table:table-cell>
          <table:table-cell table:style-name="Table7.E21" office:value-type="string">
            <text:p text:style-name="P127">4</text:p>
          </table:table-cell>
        </table:table-row>
        <table:table-row table:style-name="Table7.1">
          <table:covered-table-cell/>
          <table:table-cell table:style-name="Table7.B21" office:value-type="string">
            <text:p text:style-name="P114">9</text:p>
          </table:table-cell>
          <table:table-cell table:style-name="Table7.C21" office:value-type="string">
            <text:p text:style-name="P127">GO:0005794</text:p>
          </table:table-cell>
          <table:table-cell table:style-name="Table7.D21" office:value-type="string">
            <text:p text:style-name="P127"><text:span text:style-name="T122">g</text:span>olgi apparatus</text:p>
          </table:table-cell>
          <table:table-cell table:style-name="Table7.E21" office:value-type="string">
            <text:p text:style-name="P127">4</text:p>
          </table:table-cell>
        </table:table-row>
        <table:table-row table:style-name="Table7.1">
          <table:covered-table-cell/>
          <table:table-cell table:style-name="Table7.B22" office:value-type="string">
            <text:p text:style-name="P114">10</text:p>
          </table:table-cell>
          <table:table-cell table:style-name="Table7.C22" office:value-type="string">
            <text:p text:style-name="P127">GO:0005515</text:p>
          </table:table-cell>
          <table:table-cell table:style-name="Table7.D22" office:value-type="string">
            <text:p text:style-name="P127"><text:span text:style-name="T122">p</text:span>rotein binding</text:p>
          </table:table-cell>
          <table:table-cell table:style-name="Table7.E22" office:value-type="string">
            <text:p text:style-name="P127">4</text:p>
          </table:table-cell>
        </table:table-row>
        <table:table-row table:style-name="Table7.1">
          <table:table-cell table:style-name="Table7.A4" table:number-rows-spanned="10" office:value-type="string">
            <text:p text:style-name="P122">3</text:p>
          </table:table-cell>
          <table:table-cell table:style-name="Table7.B23" office:value-type="string">
            <text:p text:style-name="P121">1</text:p>
          </table:table-cell>
          <table:table-cell table:style-name="Table7.C23" office:value-type="string">
            <text:p text:style-name="P124">GO:0005634</text:p>
          </table:table-cell>
          <table:table-cell table:style-name="Table7.D23" office:value-type="string">
            <text:p text:style-name="P124">nucleus</text:p>
          </table:table-cell>
          <table:table-cell table:style-name="Table7.E23" office:value-type="string">
            <text:p text:style-name="P125">51</text:p>
          </table:table-cell>
        </table:table-row>
        <table:table-row table:style-name="Table7.1">
          <table:covered-table-cell/>
          <table:table-cell table:style-name="Table7.B24" office:value-type="string">
            <text:p text:style-name="P121">2</text:p>
          </table:table-cell>
          <table:table-cell table:style-name="Table7.C26" office:value-type="string">
            <text:p text:style-name="P124">GO:0009507</text:p>
          </table:table-cell>
          <table:table-cell table:style-name="Table7.D24" office:value-type="string">
            <text:p text:style-name="P124">chloroplast</text:p>
          </table:table-cell>
          <table:table-cell table:style-name="Table7.E24" office:value-type="string">
            <text:p text:style-name="P124">2<text:span text:style-name="T111">3</text:span></text:p>
          </table:table-cell>
        </table:table-row>
        <table:table-row table:style-name="Table7.1">
          <table:covered-table-cell/>
          <table:table-cell table:style-name="Table7.B25" office:value-type="string">
            <text:p text:style-name="P121">3</text:p>
          </table:table-cell>
          <table:table-cell table:style-name="Table7.C31" office:value-type="string">
            <text:p text:style-name="P125">GO:0005886</text:p>
          </table:table-cell>
          <table:table-cell table:style-name="Table7.D25" office:value-type="string">
            <text:p text:style-name="P125"><text:span text:style-name="T122">p</text:span>lasma membrane</text:p>
          </table:table-cell>
          <table:table-cell table:style-name="Table7.E25" office:value-type="string">
            <text:p text:style-name="P125">18</text:p>
          </table:table-cell>
        </table:table-row>
        <table:table-row table:style-name="Table7.1">
          <table:covered-table-cell/>
          <table:table-cell table:style-name="Table7.B26" office:value-type="string">
            <text:p text:style-name="P121">4</text:p>
          </table:table-cell>
          <table:table-cell table:style-name="Table7.C26" office:value-type="string">
            <text:p text:style-name="P125">GO:0008150</text:p>
          </table:table-cell>
          <table:table-cell table:style-name="Table7.D26" office:value-type="string">
            <text:p text:style-name="P125">biological_process</text:p>
          </table:table-cell>
          <table:table-cell table:style-name="Table7.E26" office:value-type="string">
            <text:p text:style-name="P125">15</text:p>
          </table:table-cell>
        </table:table-row>
        <table:table-row table:style-name="Table7.1">
          <table:covered-table-cell/>
          <table:table-cell table:style-name="Table7.B31" office:value-type="string">
            <text:p text:style-name="P121">5</text:p>
          </table:table-cell>
          <table:table-cell table:style-name="Table7.C31" office:value-type="string">
            <text:p text:style-name="P125">GO:0005737</text:p>
          </table:table-cell>
          <table:table-cell table:style-name="Table7.D31" office:value-type="string">
            <text:p text:style-name="P125">cytoplasm</text:p>
          </table:table-cell>
          <table:table-cell table:style-name="Table7.E31" office:value-type="string">
            <text:p text:style-name="P125">14</text:p>
          </table:table-cell>
        </table:table-row>
        <table:table-row table:style-name="Table7.1">
          <table:covered-table-cell/>
          <table:table-cell table:style-name="Table7.B31" office:value-type="string">
            <text:p text:style-name="P114">6</text:p>
          </table:table-cell>
          <table:table-cell table:style-name="Table7.C31" office:value-type="string">
            <text:p text:style-name="P127">GO:0003700</text:p>
          </table:table-cell>
          <table:table-cell table:style-name="Table7.D31" office:value-type="string">
            <text:p text:style-name="P127">DNA-binding transcription factor activity</text:p>
          </table:table-cell>
          <table:table-cell table:style-name="Table7.E31" office:value-type="string">
            <text:p text:style-name="P127">13</text:p>
          </table:table-cell>
        </table:table-row>
        <table:table-row table:style-name="Table7.1">
          <table:covered-table-cell/>
          <table:table-cell table:style-name="Table7.B31" office:value-type="string">
            <text:p text:style-name="P114">7</text:p>
          </table:table-cell>
          <table:table-cell table:style-name="Table7.C31" office:value-type="string">
            <text:p text:style-name="P127">GO:0005515</text:p>
          </table:table-cell>
          <table:table-cell table:style-name="Table7.D31" office:value-type="string">
            <text:p text:style-name="P127"><text:span text:style-name="T122">p</text:span>rotein binding</text:p>
          </table:table-cell>
          <table:table-cell table:style-name="Table7.E31" office:value-type="string">
            <text:p text:style-name="P127">13</text:p>
          </table:table-cell>
        </table:table-row>
        <table:table-row table:style-name="Table7.1">
          <table:covered-table-cell/>
          <table:table-cell table:style-name="Table7.B31" office:value-type="string">
            <text:p text:style-name="P114">8</text:p>
          </table:table-cell>
          <table:table-cell table:style-name="Table7.C31" office:value-type="string">
            <text:p text:style-name="P127">GO:0003674</text:p>
          </table:table-cell>
          <table:table-cell table:style-name="Table7.D31" office:value-type="string">
            <text:p text:style-name="P127">molecular_function</text:p>
          </table:table-cell>
          <table:table-cell table:style-name="Table7.E31" office:value-type="string">
            <text:p text:style-name="P127">12</text:p>
          </table:table-cell>
        </table:table-row>
        <table:table-row table:style-name="Table7.1">
          <table:covered-table-cell/>
          <table:table-cell table:style-name="Table7.B31" office:value-type="string">
            <text:p text:style-name="P114">9</text:p>
          </table:table-cell>
          <table:table-cell table:style-name="Table7.C31" office:value-type="string">
            <text:p text:style-name="P127">GO:0005739</text:p>
          </table:table-cell>
          <table:table-cell table:style-name="Table7.D31" office:value-type="string">
            <text:p text:style-name="P127">mitochondrion</text:p>
          </table:table-cell>
          <table:table-cell table:style-name="Table7.E31" office:value-type="string">
            <text:p text:style-name="P127">11</text:p>
          </table:table-cell>
        </table:table-row>
        <table:table-row table:style-name="Table7.1">
          <table:covered-table-cell/>
          <table:table-cell table:style-name="Table7.B32" office:value-type="string">
            <text:p text:style-name="P114">10</text:p>
          </table:table-cell>
          <table:table-cell table:style-name="Table7.C32" office:value-type="string">
            <text:p text:style-name="P127">GO:0005576</text:p>
          </table:table-cell>
          <table:table-cell table:style-name="Table7.D32" office:value-type="string">
            <text:p text:style-name="P127"><text:span text:style-name="T122">e</text:span>xtracellular region</text:p>
          </table:table-cell>
          <table:table-cell table:style-name="Table7.E32" office:value-type="string">
            <text:p text:style-name="P127">8</text:p>
          </table:table-cell>
        </table:table-row>
        <table:table-row table:style-name="Table7.1">
          <table:table-cell table:style-name="Table7.A4" table:number-rows-spanned="10" office:value-type="string">
            <text:p text:style-name="P122">NaN</text:p>
          </table:table-cell>
          <table:table-cell table:style-name="Table7.B33" office:value-type="string">
            <text:p text:style-name="P121">1</text:p>
          </table:table-cell>
          <table:table-cell table:style-name="Table7.C33" office:value-type="string">
            <text:p text:style-name="P121">GO:0005634</text:p>
          </table:table-cell>
          <table:table-cell table:style-name="Table7.D33" office:value-type="string">
            <text:p text:style-name="P121"><text:span text:style-name="T122">n</text:span>ucleus</text:p>
          </table:table-cell>
          <table:table-cell table:style-name="Table7.E33" office:value-type="string">
            <text:p text:style-name="P125">7</text:p>
          </table:table-cell>
        </table:table-row>
        <table:table-row table:style-name="Table7.1">
          <table:covered-table-cell/>
          <table:table-cell table:style-name="Table7.B34" office:value-type="string">
            <text:p text:style-name="P121">2</text:p>
          </table:table-cell>
          <table:table-cell table:style-name="Table7.C36" office:value-type="string">
            <text:p text:style-name="P121">GO:0005739</text:p>
          </table:table-cell>
          <table:table-cell table:style-name="Table7.D34" office:value-type="string">
            <text:p text:style-name="P121">mitochondrion</text:p>
          </table:table-cell>
          <table:table-cell table:style-name="Table7.E34" office:value-type="string">
            <text:p text:style-name="P125">4</text:p>
          </table:table-cell>
        </table:table-row>
        <table:table-row table:style-name="Table7.1">
          <table:covered-table-cell/>
          <table:table-cell table:style-name="Table7.B35" office:value-type="string">
            <text:p text:style-name="P121">3</text:p>
          </table:table-cell>
          <table:table-cell table:style-name="Table7.C36" office:value-type="string">
            <text:p text:style-name="P121">GO:000<text:span text:style-name="T111">3700</text:span></text:p>
          </table:table-cell>
          <table:table-cell table:style-name="Table7.D35" office:value-type="string">
            <text:p text:style-name="P121"><text:span text:style-name="T111">DNA-binding transcription factor activity</text:span> </text:p>
          </table:table-cell>
          <table:table-cell table:style-name="Table7.E35" office:value-type="string">
            <text:p text:style-name="P121">4</text:p>
          </table:table-cell>
        </table:table-row>
        <table:table-row table:style-name="Table7.1">
          <table:covered-table-cell/>
          <table:table-cell table:style-name="Table7.B36" office:value-type="string">
            <text:p text:style-name="P121">4</text:p>
          </table:table-cell>
          <table:table-cell table:style-name="Table7.C36" office:value-type="string">
            <text:p text:style-name="P121">GO:0005<text:span text:style-name="T111">737</text:span></text:p>
          </table:table-cell>
          <table:table-cell table:style-name="Table7.D36" office:value-type="string">
            <text:p text:style-name="P125">cytoplasm</text:p>
          </table:table-cell>
          <table:table-cell table:style-name="Table7.E36" office:value-type="string">
            <text:p text:style-name="P125">3</text:p>
          </table:table-cell>
        </table:table-row>
        <table:table-row table:style-name="Table7.1">
          <table:covered-table-cell/>
          <table:table-cell table:style-name="Table7.B41" office:value-type="string">
            <text:p text:style-name="P121">5</text:p>
          </table:table-cell>
          <table:table-cell table:style-name="Table7.C41" office:value-type="string">
            <text:p text:style-name="P121">GO:000<text:span text:style-name="T111">6355</text:span></text:p>
          </table:table-cell>
          <table:table-cell table:style-name="Table7.D41" office:value-type="string">
            <text:p text:style-name="P125"><text:span text:style-name="T122">r</text:span>egulation of transcription, DNA-templated</text:p>
          </table:table-cell>
          <table:table-cell table:style-name="Table7.E41" office:value-type="string">
            <text:p text:style-name="P121">3</text:p>
          </table:table-cell>
        </table:table-row>
        <table:table-row table:style-name="Table7.1">
          <table:covered-table-cell/>
          <table:table-cell table:style-name="Table7.B41" office:value-type="string">
            <text:p text:style-name="P114">6</text:p>
          </table:table-cell>
          <table:table-cell table:style-name="Table7.C41" office:value-type="string">
            <text:p text:style-name="P117">GO:0008150</text:p>
          </table:table-cell>
          <table:table-cell table:style-name="Table7.D41" office:value-type="string">
            <text:p text:style-name="P117">biological_process</text:p>
          </table:table-cell>
          <table:table-cell table:style-name="Table7.E41" office:value-type="string">
            <text:p text:style-name="P117">3</text:p>
          </table:table-cell>
        </table:table-row>
        <table:table-row table:style-name="Table7.1">
          <table:covered-table-cell/>
          <table:table-cell table:style-name="Table7.B41" office:value-type="string">
            <text:p text:style-name="P114">7</text:p>
          </table:table-cell>
          <table:table-cell table:style-name="Table7.C41" office:value-type="string">
            <text:p text:style-name="P117">GO:0009773</text:p>
          </table:table-cell>
          <table:table-cell table:style-name="Table7.D41" office:value-type="string">
            <text:p text:style-name="P117"><text:span text:style-name="T122">p</text:span>hotosynthetic electron transport in photosystem I</text:p>
          </table:table-cell>
          <table:table-cell table:style-name="Table7.E41" office:value-type="string">
            <text:p text:style-name="P117">2</text:p>
          </table:table-cell>
        </table:table-row>
        <table:table-row table:style-name="Table7.1">
          <table:covered-table-cell/>
          <table:table-cell table:style-name="Table7.B41" office:value-type="string">
            <text:p text:style-name="P114">8</text:p>
          </table:table-cell>
          <table:table-cell table:style-name="Table7.C41" office:value-type="string">
            <text:p text:style-name="P117">GO:0005515</text:p>
          </table:table-cell>
          <table:table-cell table:style-name="Table7.D41" office:value-type="string">
            <text:p text:style-name="P117"><text:span text:style-name="T122">p</text:span>rotein binding</text:p>
          </table:table-cell>
          <table:table-cell table:style-name="Table7.E41" office:value-type="string">
            <text:p text:style-name="P117">2</text:p>
          </table:table-cell>
        </table:table-row>
        <table:table-row table:style-name="Table7.1">
          <table:covered-table-cell/>
          <table:table-cell table:style-name="Table7.B41" office:value-type="string">
            <text:p text:style-name="P114">9</text:p>
          </table:table-cell>
          <table:table-cell table:style-name="Table7.C41" office:value-type="string">
            <text:p text:style-name="P117">GO:0000976</text:p>
          </table:table-cell>
          <table:table-cell table:style-name="Table7.D41" office:value-type="string">
            <text:p text:style-name="P117"><text:span text:style-name="T122">t</text:span>ranscription cis-regulatory region binding</text:p>
          </table:table-cell>
          <table:table-cell table:style-name="Table7.E41" office:value-type="string">
            <text:p text:style-name="P117">2</text:p>
          </table:table-cell>
        </table:table-row>
        <table:table-row table:style-name="Table7.1">
          <table:covered-table-cell/>
          <table:table-cell table:style-name="Table7.B42" office:value-type="string">
            <text:p text:style-name="P114">10</text:p>
          </table:table-cell>
          <table:table-cell table:style-name="Table7.C42" office:value-type="string">
            <text:p text:style-name="P117">GO:0005886</text:p>
          </table:table-cell>
          <table:table-cell table:style-name="Table7.D42" office:value-type="string">
            <text:p text:style-name="P117"><text:span text:style-name="T122">p</text:span>lasma membrane</text:p>
          </table:table-cell>
          <table:table-cell table:style-name="Table7.E42" office:value-type="string">
            <text:p text:style-name="P117">2</text:p>
          </table:table-cell>
        </table:table-row>
        <table:table-row table:style-name="Table7.1">
          <table:table-cell table:style-name="Table7.A4" table:number-rows-spanned="10" office:value-type="string">
            <text:p text:style-name="P119">Combined</text:p>
          </table:table-cell>
          <table:table-cell table:style-name="Table7.B43" office:value-type="string">
            <text:p text:style-name="P118">1</text:p>
          </table:table-cell>
          <table:table-cell table:style-name="Table7.C43" office:value-type="string">
            <text:p text:style-name="P120">GO:0005634</text:p>
          </table:table-cell>
          <table:table-cell table:style-name="Table7.D43" office:value-type="string">
            <text:p text:style-name="P120">nucleus</text:p>
          </table:table-cell>
          <table:table-cell table:style-name="Table7.E43" office:value-type="string">
            <text:p text:style-name="P120">90</text:p>
          </table:table-cell>
        </table:table-row>
        <table:table-row table:style-name="Table7.1">
          <table:covered-table-cell/>
          <table:table-cell table:style-name="Table7.B46" office:value-type="string">
            <text:p text:style-name="P118">2</text:p>
          </table:table-cell>
          <table:table-cell table:style-name="Table7.C46" office:value-type="string">
            <text:p text:style-name="P120">GO:0005739</text:p>
          </table:table-cell>
          <table:table-cell table:style-name="Table7.D46" office:value-type="string">
            <text:p text:style-name="P120">mitochondrion</text:p>
          </table:table-cell>
          <table:table-cell table:style-name="Table7.E46" office:value-type="string">
            <text:p text:style-name="P120">42</text:p>
          </table:table-cell>
        </table:table-row>
        <table:table-row table:style-name="Table7.1">
          <table:covered-table-cell/>
          <table:table-cell table:style-name="Table7.B46" office:value-type="string">
            <text:p text:style-name="P118">3</text:p>
          </table:table-cell>
          <table:table-cell table:style-name="Table7.C46" office:value-type="string">
            <text:p text:style-name="P120">GO:0009507</text:p>
          </table:table-cell>
          <table:table-cell table:style-name="Table7.D46" office:value-type="string">
            <text:p text:style-name="P120">chloroplast</text:p>
          </table:table-cell>
          <table:table-cell table:style-name="Table7.E46" office:value-type="string">
            <text:p text:style-name="P120">38</text:p>
          </table:table-cell>
        </table:table-row>
        <table:table-row table:style-name="Table7.1">
          <table:covered-table-cell/>
          <table:table-cell table:style-name="Table7.B46" office:value-type="string">
            <text:p text:style-name="P118">4</text:p>
          </table:table-cell>
          <table:table-cell table:style-name="Table7.C46" office:value-type="string">
            <text:p text:style-name="P120">GO:0005515</text:p>
          </table:table-cell>
          <table:table-cell table:style-name="Table7.D46" office:value-type="string">
            <text:p text:style-name="P120"><text:span text:style-name="T122">p</text:span>rotein binding</text:p>
          </table:table-cell>
          <table:table-cell table:style-name="Table7.E46" office:value-type="string">
            <text:p text:style-name="P120">29</text:p>
          </table:table-cell>
        </table:table-row>
        <table:table-row table:style-name="Table7.1">
          <table:covered-table-cell/>
          <table:table-cell table:style-name="Table7.B51" office:value-type="string">
            <text:p text:style-name="P118">5</text:p>
          </table:table-cell>
          <table:table-cell table:style-name="Table7.C51" office:value-type="string">
            <text:p text:style-name="P120">GO:0005886</text:p>
          </table:table-cell>
          <table:table-cell table:style-name="Table7.D51" office:value-type="string">
            <text:p text:style-name="P120"><text:span text:style-name="T122">p</text:span>lasma membrane</text:p>
          </table:table-cell>
          <table:table-cell table:style-name="Table7.E51" office:value-type="string">
            <text:p text:style-name="P120">29</text:p>
          </table:table-cell>
        </table:table-row>
        <table:table-row table:style-name="Table7.1">
          <table:covered-table-cell/>
          <table:table-cell table:style-name="Table7.B51" office:value-type="string">
            <text:p text:style-name="P114">6</text:p>
          </table:table-cell>
          <table:table-cell table:style-name="Table7.C51" office:value-type="string">
            <text:p text:style-name="P115">GO:0005515</text:p>
          </table:table-cell>
          <table:table-cell table:style-name="Table7.D51" office:value-type="string">
            <text:p text:style-name="P115">molecular_function</text:p>
          </table:table-cell>
          <table:table-cell table:style-name="Table7.E51" office:value-type="string">
            <text:p text:style-name="P115">28</text:p>
          </table:table-cell>
        </table:table-row>
        <table:table-row table:style-name="Table7.1">
          <table:covered-table-cell/>
          <table:table-cell table:style-name="Table7.B51" office:value-type="string">
            <text:p text:style-name="P114">7</text:p>
          </table:table-cell>
          <table:table-cell table:style-name="Table7.C51" office:value-type="string">
            <text:p text:style-name="P115">GO:0008150</text:p>
          </table:table-cell>
          <table:table-cell table:style-name="Table7.D51" office:value-type="string">
            <text:p text:style-name="P115"><text:span text:style-name="T122">b</text:span>iological_process</text:p>
          </table:table-cell>
          <table:table-cell table:style-name="Table7.E51" office:value-type="string">
            <text:p text:style-name="P115">27</text:p>
          </table:table-cell>
        </table:table-row>
        <table:table-row table:style-name="Table7.1">
          <table:covered-table-cell/>
          <table:table-cell table:style-name="Table7.B51" office:value-type="string">
            <text:p text:style-name="P114">8</text:p>
          </table:table-cell>
          <table:table-cell table:style-name="Table7.C51" office:value-type="string">
            <text:p text:style-name="P115">GO:0005737</text:p>
          </table:table-cell>
          <table:table-cell table:style-name="Table7.D51" office:value-type="string">
            <text:p text:style-name="P115">cytoplasm</text:p>
          </table:table-cell>
          <table:table-cell table:style-name="Table7.E51" office:value-type="string">
            <text:p text:style-name="P115">26</text:p>
          </table:table-cell>
        </table:table-row>
        <table:table-row table:style-name="Table7.1">
          <table:covered-table-cell/>
          <table:table-cell table:style-name="Table7.B51" office:value-type="string">
            <text:p text:style-name="P114">9</text:p>
          </table:table-cell>
          <table:table-cell table:style-name="Table7.C51" office:value-type="string">
            <text:p text:style-name="P115">GO:0003700</text:p>
          </table:table-cell>
          <table:table-cell table:style-name="Table7.D51" office:value-type="string">
            <text:p text:style-name="P115">DNA-binding transcription factor activity</text:p>
          </table:table-cell>
          <table:table-cell table:style-name="Table7.E51" office:value-type="string">
            <text:p text:style-name="P115">24</text:p>
          </table:table-cell>
        </table:table-row>
        <table:table-row table:style-name="Table7.1">
          <table:covered-table-cell/>
          <table:table-cell table:style-name="Table7.B52" office:value-type="string">
            <text:p text:style-name="P114">10</text:p>
          </table:table-cell>
          <table:table-cell table:style-name="Table7.C52" office:value-type="string">
            <text:p text:style-name="P115">GO:0005576</text:p>
          </table:table-cell>
          <table:table-cell table:style-name="Table7.D52" office:value-type="string">
            <text:p text:style-name="P116"><text:span text:style-name="T122">e</text:span><text:span text:style-name="T115">xtracellular region</text:span></text:p>
          </table:table-cell>
          <table:table-cell table:style-name="Table7.E52" office:value-type="string">
            <text:p text:style-name="P115">14</text:p>
          </table:table-cell>
        </table:table-row>
      </table:table>
      <text:list xml:id="list131844418603049" text:continue-numbering="true" text:style-name="L1">
        <text:list-header>
          <text:p text:style-name="P130"><text:span text:style-name="T2"/></text:p>
        </text:list-header>
      </text:list>
      <text:p text:style-name="P133"><text:soft-page-break/><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5"><text:span text:style-name="T5"><text:line-break/>Extension </text:span><text:span text:style-name="T17">1</text:span><text:span text:style-name="T14">) E</text:span><text:span text:style-name="T5">xplore other pathway analysis tools and websites such as Reactome</text:span><text:line-break/></text:p>
      <text:p text:style-name="P135"/>
      <text:p text:style-name="P135"><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3"><text:span text:style-name="T116">Protein-protein interaction network statistics for gene-score 1 SFARI genes</text:span></text:p>
          </table:table-cell>
          <table:covered-table-cell/>
          <table:covered-table-cell/>
        </table:table-row>
        <table:table-row table:style-name="Table9.1">
          <table:table-cell table:style-name="Table9.A2" office:value-type="string">
            <text:p text:style-name="P102"># of nodes</text:p>
          </table:table-cell>
          <table:table-cell table:style-name="Table9.A2" office:value-type="string">
            <text:p text:style-name="P102"># of edges</text:p>
          </table:table-cell>
          <table:table-cell table:style-name="Table9.C2" office:value-type="string">
            <text:p text:style-name="P102">Average node degree</text:p>
          </table:table-cell>
        </table:table-row>
        <table:table-row table:style-name="Table9.1">
          <table:table-cell table:style-name="Table9.A3" office:value-type="string">
            <text:p text:style-name="P80">204</text:p>
          </table:table-cell>
          <table:table-cell table:style-name="Table9.B3" office:value-type="string">
            <text:p text:style-name="P80">1376</text:p>
          </table:table-cell>
          <table:table-cell table:style-name="Table9.C3" office:value-type="string">
            <text:p text:style-name="P80">13.5</text:p>
          </table:table-cell>
        </table:table-row>
      </table:table>
      <text:p text:style-name="P41"><text:soft-page-break/><text:span text:style-name="T43"><text:line-break/></text:span><text:span text:style-name="T90">*</text:span><text:span text:style-name="T91">Note: </text:span><text:span text:style-name="T103">w</text:span><text:span text:style-name="T93">hen performing a multiple protein search on </text:span><text:a xlink:type="simple" xlink:href="https://string-db.org/" text:style-name="Internet_20_link" text:visited-style-name="Visited_20_Internet_20_Link"><text:span text:style-name="T93">https://string-db.org/</text:span></text:a><text:span text:style-name="T93"> some reason some of my genes do not get matched. I input </text:span><text:span text:style-name="T103">206</text:span><text:span text:style-name="T93"> genes, however, the clustered output reports there only being </text:span><text:span text:style-name="T103">204</text:span><text:span text:style-name="T93"> nodes (where each node represents a gene). After reviewing my searches gene matches it seemed to only not be able to match a single gene (85358) where it gave me the following error: "</text:span><text:span text:style-name="Emphasis"><text:span text:style-name="T93">Sorry, STRING found no proteins by this name in Homo sapiens"</text:span></text:span><text:span text:style-name="T93">. However, I know this ID is valid as shown here: </text:span><text:a xlink:type="simple" xlink:href="https://www.ncbi.nlm.nih.gov/gene/?term=85358%5Buid%5D" text:style-name="Internet_20_link" text:visited-style-name="Visited_20_Internet_20_Link"><text:span text:style-name="T93">https://www.ncbi.nlm.nih.gov/gene/?term=85358%5Buid%5D</text:span></text:a><text:span text:style-name="T93">.</text:span><text:line-break/></text:p>
      <text:p text:style-name="P48"><text:soft-page-break/><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5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7"><text:line-break/><text:line-break/></text:span><text:span text:style-name="T15">Extension 2) Repeat this analyses using different ontologies to explore cluster functions</text:span></text:p>
      <text:p text:style-name="P50"><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37">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2"><text:span text:style-name="T71">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7">CDC. What is Autism Spectrum Disorder? Centers for Disease Control and Prevention. Published March 25, 2020. Accessed November 30, 2021. https://www.cdc.gov/ncbddd/autism/facts.html</text:p>
        </text:list-item>
      </text:list>
      <text:p text:style-name="P138">‌</text:p>
      <text:list xml:id="list131845753202787" text:continue-numbering="true" text:style-name="L3">
        <text:list-item>
          <text:p text:style-name="P37">Cherney K. Everything You Need to Know About Autism Spectrum Disorder (ASD). Healthline. Published November 3, 2021. Accessed November 30, 2021. https://www.healthline.com/health/autism#TOC_TITLE_HDR_1</text:p>
        </text:list-item>
      </text:list>
      <text:p text:style-name="P138">‌</text:p>
      <text:list xml:id="list131843973956999" text:continue-numbering="true" text:style-name="L3">
        <text:list-item>
          <text:p text:style-name="P3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8">‌</text:p>
      <text:list xml:id="list131845374601552" text:continue-numbering="true" text:style-name="L3">
        <text:list-item>
          <text:p text:style-name="P37">Rylaarsdam L, Guemez-Gamboa A. Genetic Causes and Modifiers of Autism Spectrum Disorder. <text:span text:style-name="T47">Frontiers in Cellular Neuroscience</text:span>. 2019;13. doi:10.3389/fncel.2019.00385</text:p>
        </text:list-item>
      </text:list>
      <text:p text:style-name="P138">‌</text:p>
      <text:list xml:id="list131844536977834"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18:28.085340059</dc:date>
    <meta:editing-duration>PT17H43M59S</meta:editing-duration>
    <meta:editing-cycles>145</meta:editing-cycles>
    <meta:generator>LibreOffice/6.4.7.2$Linux_X86_64 LibreOffice_project/40$Build-2</meta:generator>
    <meta:document-statistic meta:table-count="10" meta:image-count="5" meta:object-count="0" meta:page-count="13" meta:paragraph-count="522" meta:word-count="3019" meta:character-count="17971" meta:non-whitespace-character-count="15396"/>
  </office:meta>
</office:document-meta>
</file>